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3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3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3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3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3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3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3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3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3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4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4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4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4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4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4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4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4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5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5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5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5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5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5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5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5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5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5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6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6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6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6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6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6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6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6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6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6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7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7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7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7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7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7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7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7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7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7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8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8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8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8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8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8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8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8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8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8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9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9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9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9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9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9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9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9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9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9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0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0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0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0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0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0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0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0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0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0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1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2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2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2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2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2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2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2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3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3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3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3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3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3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3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3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3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4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4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4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4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4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4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4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4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5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5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5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5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5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5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5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5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5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5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6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6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6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6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6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6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6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6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6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6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7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7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7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7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7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7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7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7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7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7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8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8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8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8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8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8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8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8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8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8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9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9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9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9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9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9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9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9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9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9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0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0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0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0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0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0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0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0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0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0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1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2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2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2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2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2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2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2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3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3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3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3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3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3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3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3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3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4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4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4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4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4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4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4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4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5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5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5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5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5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5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5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5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5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5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6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6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6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6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6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6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6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6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6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6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7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7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7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7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7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7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7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7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7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7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8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8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8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8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8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8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8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8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8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8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9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9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9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9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9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9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9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9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9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9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0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0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0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0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0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0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0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0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0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0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1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2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2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2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2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2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2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2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3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3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3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3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3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3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3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3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3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4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4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4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4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4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4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4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4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5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5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5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5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5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5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5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5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5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5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6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6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6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6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6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6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6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6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6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6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7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7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7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7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7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7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7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7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7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7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8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8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8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8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8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8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8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8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8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8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9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9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9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9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9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9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9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9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9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9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0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0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0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0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0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0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0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0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0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0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1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2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2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2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2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2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2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2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3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3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3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3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3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3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3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3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3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4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4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4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4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4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4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4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4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5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5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5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5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5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5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5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5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5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5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6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6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6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6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6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6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6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6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6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6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7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7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7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7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7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7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7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7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7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7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8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8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8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8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8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8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8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8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8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8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9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9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9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9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9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9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9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9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9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9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0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0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0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0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0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0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0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0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0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0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1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2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2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2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2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2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2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2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3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3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3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3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3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3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3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3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3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4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4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4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4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4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4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4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4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5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5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5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5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5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5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5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5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5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5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6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6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6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6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6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6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6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6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6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6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7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7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7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7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7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7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7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7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7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7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8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8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8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8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8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8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8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8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8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8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9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9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9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9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9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9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9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9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9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9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0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0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0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0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0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0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0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0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0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0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1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2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2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2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2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2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2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2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3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3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3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3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3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3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3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3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3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4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4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4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4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4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4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4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4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5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5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5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5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5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5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5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5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5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5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6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6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6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6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6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6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6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6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6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6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7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7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7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7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7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7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7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7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7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7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8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8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8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8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8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8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8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8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8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8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9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9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9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9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9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9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9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9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9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9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0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0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0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0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0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0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0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0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0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0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1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2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2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2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2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2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2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2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3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3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3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3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3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3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3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3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3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4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4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4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4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4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4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4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4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5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5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5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5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5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5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5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5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5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5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6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6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6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6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6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6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6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6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6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6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7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7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7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7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7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7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7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7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7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7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8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8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8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8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8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8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8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8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8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8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9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9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9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9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9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9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9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9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9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9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0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0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0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0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0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0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0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0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0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0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1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2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2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2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2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2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2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2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3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3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3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3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3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3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3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3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3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4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4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4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4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4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4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4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4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5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5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5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5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5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5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5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5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5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5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6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6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6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6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6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6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6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6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6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6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7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7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7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7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7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7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7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7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7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7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8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8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8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8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8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8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8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8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8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8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9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9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9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9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9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9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9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9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9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9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0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0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0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0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0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0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0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0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0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0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1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2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2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2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2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2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2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2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3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3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3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3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3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3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3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3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3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4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4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4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4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4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4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4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4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5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5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5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5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5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5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5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5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5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5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6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6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6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6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6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6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6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6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6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6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7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7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7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7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7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7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7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7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7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7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8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8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8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8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8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8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8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8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8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8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9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9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9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9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9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9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9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9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9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9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0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0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0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0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0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0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0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0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0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0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1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2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2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2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2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2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2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2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3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3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3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3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3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3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3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3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3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4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4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4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4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4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4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4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4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5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5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5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5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5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5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5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5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5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5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6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6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6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6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6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6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6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6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6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6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7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7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7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7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7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7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7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7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7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7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8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8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8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8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8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8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8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8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8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8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9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9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9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9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9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9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9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9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9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9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0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0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0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0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0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0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0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0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0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0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1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2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2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2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2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2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2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2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3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3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3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3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3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3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3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3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3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4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4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4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4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4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4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4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4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5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5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5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5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5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5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5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5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5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5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6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6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6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6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6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6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6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6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6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6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7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7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7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7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7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7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7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7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7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7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8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8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8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8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8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8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8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8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8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8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9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9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9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9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9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9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9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9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9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9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0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0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0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0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0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0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0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0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0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0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1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2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2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2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2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2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2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2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3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3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3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3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3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3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3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3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3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4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4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4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4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4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4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4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4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5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5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5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5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5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5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5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5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5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5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6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6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6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6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6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6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6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6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6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6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70" style:family="text">
      <style:text-properties fo:font-size="11.00pt" fo:font-weight="normal" fo:font-family="'Segoe UI Emoji'" style:font-family-asian="'Segoe UI Emoji'" style:font-family-complex="'Segoe UI Emoji'" fo:background-color="transparent" style:use-window-font-color="true"/>
    </style:style>
    <style:style style:name="T1471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47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7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7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7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7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7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7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7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8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8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8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8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8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8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8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8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8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8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9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9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9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9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9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9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9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9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9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9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0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0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0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0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0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0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0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0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0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0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1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2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2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2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2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2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2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2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3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3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3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3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3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3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3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3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3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4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4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4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4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4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4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4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4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5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5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5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5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5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5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5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5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5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5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6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6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6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6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6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6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6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6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6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6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7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7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7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7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7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7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7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7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7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7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8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8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8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8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8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8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8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8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8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8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9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9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9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9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9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9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9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9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9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9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0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0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0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0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0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0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0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0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0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0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1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2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2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2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2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2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2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2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3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3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3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3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3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3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3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3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3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4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4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4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4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4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4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4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4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5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5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5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5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5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5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5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5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5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5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6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6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6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6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6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6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6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6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6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6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7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7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7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7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7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7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7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7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7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7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8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8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8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8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8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8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8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8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8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8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9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9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9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9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9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9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9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9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9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9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0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0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0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0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0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0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0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0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0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0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16" style:family="text">
      <style:text-properties fo:font-size="11.00pt" fo:font-weight="normal" fo:font-family="'Segoe UI Emoji'" style:font-family-asian="'Segoe UI Emoji'" style:font-family-complex="'Segoe UI Emoji'" fo:background-color="transparent" style:use-window-font-color="true"/>
    </style:style>
    <style:style style:name="T1717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7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1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2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2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2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2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2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2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2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3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3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3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3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3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3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3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3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3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4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4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4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4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4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4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4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4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5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5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5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5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5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5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5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5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5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5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6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6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6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6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6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6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6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6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6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6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7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7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7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7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7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7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7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7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7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7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8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8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8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8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8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8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8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8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8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8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9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9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9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9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9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9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9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9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9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9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0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0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0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0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0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0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0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0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0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0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1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2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2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2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2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2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2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2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3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3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3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3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3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3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3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3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3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4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4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4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4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4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4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4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4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5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5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5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5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5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5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5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5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5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5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6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6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6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6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6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6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6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6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6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6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7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7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7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7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74" style:family="text">
      <style:text-properties fo:font-size="11.00pt" fo:font-weight="normal" fo:font-family="'Segoe UI Emoji'" style:font-family-asian="'Segoe UI Emoji'" style:font-family-complex="'Segoe UI Emoji'" fo:background-color="transparent" style:use-window-font-color="true"/>
    </style:style>
    <style:style style:name="T1875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87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7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7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7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8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8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8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8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8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8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8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8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8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8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9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9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9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9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9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9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9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9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9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9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0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0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0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0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0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0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0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0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0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0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1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2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2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2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2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2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2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2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3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3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3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3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3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3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3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3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3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4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4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4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4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4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4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4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4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5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5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5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53" style:family="text">
      <style:text-properties fo:font-size="11.00pt" fo:font-weight="normal" fo:font-family="'Segoe UI Emoji'" style:font-family-asian="'Segoe UI Emoji'" style:font-family-complex="'Segoe UI Emoji'" fo:background-color="transparent" style:use-window-font-color="true"/>
    </style:style>
    <style:style style:name="T1954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95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5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5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5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5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6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6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6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6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6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6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6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6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6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6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7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7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7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7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7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7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7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7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7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7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8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8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8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8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8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8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8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8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8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8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9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9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9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9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9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9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9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9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9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9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0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0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0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0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0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0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0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0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0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0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1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2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2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2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2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2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2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2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3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3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3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3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3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3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3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3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3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4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4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43" style:family="text">
      <style:text-properties fo:font-size="11.00pt" fo:font-weight="normal" fo:font-family="'Segoe UI Emoji'" style:font-family-asian="'Segoe UI Emoji'" style:font-family-complex="'Segoe UI Emoji'" fo:background-color="transparent" style:use-window-font-color="true"/>
    </style:style>
    <style:style style:name="T2044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20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4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4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4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4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5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5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5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5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5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5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5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5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5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5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6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6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6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6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6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6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6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6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6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6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7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7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7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7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7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7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7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7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7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7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8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8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8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8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8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8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8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8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8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8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9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9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9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9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9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9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9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9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9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9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0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0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0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0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0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0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0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0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0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0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1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2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2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2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2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2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2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2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3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3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3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3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3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3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3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38" style:family="text">
      <style:text-properties fo:font-size="11.00pt" fo:font-weight="normal" fo:font-family="'Segoe UI Emoji'" style:font-family-asian="'Segoe UI Emoji'" style:font-family-complex="'Segoe UI Emoji'" fo:background-color="transparent" style:use-window-font-color="true"/>
    </style:style>
    <style:style style:name="T2139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214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4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4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4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4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4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4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4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5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5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5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5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5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5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5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5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5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5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6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6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6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6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6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6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6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6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6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6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7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7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7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7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7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7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7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7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7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7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8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8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8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8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8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8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8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8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8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8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9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9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9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9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9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9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9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9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9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9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0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0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0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0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0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0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0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0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0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币安平台地址</text:span><text:span text:style-name="T2">：</text:span><text:span text:style-name="T3">0</text:span><text:span text:style-name="T4">x</text:span><text:span text:style-name="T5">6193477</text:span><text:span text:style-name="T6">d</text:span><text:span text:style-name="T7">9</text:span><text:span text:style-name="T8">dfc</text:span><text:span text:style-name="T9">1</text:span><text:span text:style-name="T10">fc</text:span><text:span text:style-name="T11">80</text:span><text:span text:style-name="T12">ea</text:span><text:span text:style-name="T13">0</text:span><text:span text:style-name="T14">c</text:span><text:span text:style-name="T15">3810267</text:span><text:span text:style-name="T16">d</text:span><text:span text:style-name="T17">1128638</text:span><text:span text:style-name="T18">bc</text:span><text:span text:style-name="T19">02</text:span><text:span text:style-name="T20"/></text:p>
      <text:p text:style-name="P1"><text:span text:style-name="T21">【</text:span><text:span text:style-name="T22">上线</text:span><text:span text:style-name="T23">】</text:span><text:span text:style-name="T24"/></text:p>
      <text:p text:style-name="P1"><text:span text:style-name="T25">BSC Mainnet</text:span><text:span text:style-name="T26"/></text:p>
      <text:p text:style-name="P1"><text:span text:style-name="T27"><text:s text:c="2"/>└─<text:s/></text:span><text:span text:style-name="T28">主资金池</text:span><text:span text:style-name="T29"/></text:p>
      <text:p text:style-name="P1"><text:span text:style-name="T30"><text:s text:c="2"/>└─<text:s/></text:span><text:span text:style-name="T31">比牌逻辑</text:span><text:span text:style-name="T32"/></text:p>
      <text:p text:style-name="P1"><text:span text:style-name="T33"><text:s text:c="2"/>└─<text:s/></text:span><text:span text:style-name="T34">手续费抽成</text:span><text:span text:style-name="T35"/></text:p>
      <text:p text:style-name="P1"><text:span text:style-name="T36">钱包地址</text:span><text:span text:style-name="T37">0</text:span><text:span text:style-name="T38">x</text:span><text:span text:style-name="T39">3</text:span><text:span text:style-name="T40">a</text:span><text:span text:style-name="T41">70</text:span><text:span text:style-name="T42">fab</text:span><text:span text:style-name="T43">2</text:span><text:span text:style-name="T44">FaC</text:span><text:span text:style-name="T45">8</text:span><text:span text:style-name="T46">b</text:span><text:span text:style-name="T47">06890</text:span><text:span text:style-name="T48">e</text:span><text:span text:style-name="T49">5561</text:span><text:span text:style-name="T50">a</text:span><text:span text:style-name="T51">9</text:span><text:span text:style-name="T52">ee</text:span><text:span text:style-name="T53">8</text:span><text:span text:style-name="T54">c</text:span><text:span text:style-name="T55">77</text:span><text:span text:style-name="T56">c</text:span><text:span text:style-name="T57">8</text:span><text:span text:style-name="T58">Ec</text:span><text:span text:style-name="T59">58</text:span><text:span text:style-name="T60">eF</text:span><text:span text:style-name="T61">0</text:span><text:span text:style-name="T62"/></text:p>
      <text:p text:style-name="P1"><text:span text:style-name="T63">钱包私钥</text:span><text:span text:style-name="T64">：</text:span><text:span text:style-name="T65">7</text:span><text:span text:style-name="T66">f</text:span><text:span text:style-name="T67">8569</text:span><text:span text:style-name="T68">fd</text:span><text:span text:style-name="T69">1064</text:span><text:span text:style-name="T70">b</text:span><text:span text:style-name="T71">16</text:span><text:span text:style-name="T72">dada</text:span><text:span text:style-name="T73">6269</text:span><text:span text:style-name="T74">ee</text:span><text:span text:style-name="T75">527678167274</text:span><text:span text:style-name="T76">a</text:span><text:span text:style-name="T77">9</text:span><text:span text:style-name="T78">bd</text:span><text:span text:style-name="T79">10</text:span><text:span text:style-name="T80">e</text:span><text:span text:style-name="T81">881</text:span><text:span text:style-name="T82">dfbe</text:span><text:span text:style-name="T83">130</text:span><text:span text:style-name="T84">f</text:span><text:span text:style-name="T85">97</text:span><text:span text:style-name="T86">a</text:span><text:span text:style-name="T87">42</text:span><text:span text:style-name="T88">dac</text:span><text:span text:style-name="T89">8</text:span><text:span text:style-name="T90"/></text:p>
      <text:p text:style-name="P1"><text:span text:style-name="T91">合约地址<text:s/></text:span><text:span text:style-name="T92">=<text:s/></text:span><text:span text:style-name="T93">0</text:span><text:span text:style-name="T94">xb</text:span><text:span text:style-name="T95">9941</text:span><text:span text:style-name="T96">a</text:span><text:span text:style-name="T97">24</text:span><text:span text:style-name="T98">f</text:span><text:span text:style-name="T99">7</text:span><text:span text:style-name="T100">f</text:span><text:span text:style-name="T101">4</text:span><text:span text:style-name="T102">eb</text:span><text:span text:style-name="T103">67</text:span><text:span text:style-name="T104">a</text:span><text:span text:style-name="T105">4007</text:span><text:span text:style-name="T106">f</text:span><text:span text:style-name="T107">4</text:span><text:span text:style-name="T108">b</text:span><text:span text:style-name="T109">59</text:span><text:span text:style-name="T110">cec</text:span><text:span text:style-name="T111">1</text:span><text:span text:style-name="T112">cb</text:span><text:span text:style-name="T113">4</text:span><text:span text:style-name="T114">ef</text:span><text:span text:style-name="T115">71</text:span><text:span text:style-name="T116">ead</text:span><text:span text:style-name="T117"/></text:p>
      <text:p text:style-name="P1"><text:span text:style-name="T118">ABI:</text:span><text:span text:style-name="T119"/></text:p>
      <text:p text:style-name="P1"><text:span text:style-name="T120">[</text:span><text:span text:style-name="T121"/></text:p>
      <text:p text:style-name="P1"><text:span text:style-name="T121"><text:tab/></text:span><text:span text:style-name="T122">{</text:span><text:span text:style-name="T123"/></text:p>
      <text:p text:style-name="P1"><text:span text:style-name="T123"><text:tab/><text:tab/></text:span><text:span text:style-name="T124">"inputs": [</text:span><text:span text:style-name="T125"/></text:p>
      <text:p text:style-name="P1"><text:span text:style-name="T125"><text:tab/><text:tab/><text:tab/></text:span><text:span text:style-name="T126">{</text:span><text:span text:style-name="T127"/></text:p>
      <text:p text:style-name="P1"><text:span text:style-name="T127"><text:tab/><text:tab/><text:tab/><text:tab/></text:span><text:span text:style-name="T128">"internalType": "address",</text:span><text:span text:style-name="T129"/></text:p>
      <text:p text:style-name="P1"><text:span text:style-name="T129"><text:tab/><text:tab/><text:tab/><text:tab/></text:span><text:span text:style-name="T130">"name": "_feeRecipient",</text:span><text:span text:style-name="T131"/></text:p>
      <text:p text:style-name="P1"><text:span text:style-name="T131"><text:tab/><text:tab/><text:tab/><text:tab/></text:span><text:span text:style-name="T132">"type": "address"</text:span><text:span text:style-name="T133"/></text:p>
      <text:p text:style-name="P1"><text:span text:style-name="T133"><text:tab/><text:tab/><text:tab/></text:span><text:span text:style-name="T134">}</text:span><text:span text:style-name="T135"/></text:p>
      <text:p text:style-name="P1"><text:span text:style-name="T135"><text:tab/><text:tab/></text:span><text:span text:style-name="T136">],</text:span><text:span text:style-name="T137"/></text:p>
      <text:p text:style-name="P1"><text:span text:style-name="T137"><text:tab/><text:tab/></text:span><text:span text:style-name="T138">"stateMutability": "nonpayable",</text:span><text:span text:style-name="T139"/></text:p>
      <text:p text:style-name="P1"><text:span text:style-name="T139"><text:tab/><text:tab/></text:span><text:span text:style-name="T140">"type": "constructor"</text:span><text:span text:style-name="T141"/></text:p>
      <text:p text:style-name="P1"><text:span text:style-name="T141"><text:tab/></text:span><text:span text:style-name="T142">},</text:span><text:span text:style-name="T143"/></text:p>
      <text:p text:style-name="P1"><text:span text:style-name="T143"><text:tab/></text:span><text:span text:style-name="T144">{</text:span><text:span text:style-name="T145"/></text:p>
      <text:p text:style-name="P1"><text:span text:style-name="T145"><text:tab/><text:tab/></text:span><text:span text:style-name="T146">"anonymous": false,</text:span><text:span text:style-name="T147"/></text:p>
      <text:p text:style-name="P1"><text:span text:style-name="T147"><text:tab/><text:tab/></text:span><text:span text:style-name="T148">"inputs": [</text:span><text:span text:style-name="T149"/></text:p>
      <text:p text:style-name="P1"><text:span text:style-name="T149"><text:tab/><text:tab/><text:tab/></text:span><text:span text:style-name="T150">{</text:span><text:span text:style-name="T151"/></text:p>
      <text:p text:style-name="P1"><text:span text:style-name="T151"><text:tab/><text:tab/><text:tab/><text:tab/></text:span><text:span text:style-name="T152">"indexed": true,</text:span><text:span text:style-name="T153"/></text:p>
      <text:p text:style-name="P1"><text:span text:style-name="T153"><text:tab/><text:tab/><text:tab/><text:tab/></text:span><text:span text:style-name="T154">"internalType": "uint</text:span><text:span text:style-name="T155">256</text:span><text:span text:style-name="T156">",</text:span><text:span text:style-name="T157"/></text:p>
      <text:p text:style-name="P1"><text:span text:style-name="T157"><text:tab/><text:tab/><text:tab/><text:tab/></text:span><text:span text:style-name="T158">"name": "gameId",</text:span><text:span text:style-name="T159"/></text:p>
      <text:p text:style-name="P1"><text:span text:style-name="T159"><text:tab/><text:tab/><text:tab/><text:tab/></text:span><text:span text:style-name="T160">"type": "uint</text:span><text:span text:style-name="T161">256</text:span><text:span text:style-name="T162">"</text:span><text:span text:style-name="T163"/></text:p>
      <text:p text:style-name="P1"><text:span text:style-name="T163"><text:tab/><text:tab/><text:tab/></text:span><text:span text:style-name="T164">},</text:span><text:span text:style-name="T165"/></text:p>
      <text:p text:style-name="P1"><text:span text:style-name="T165"><text:tab/><text:tab/><text:tab/></text:span><text:span text:style-name="T166">{</text:span><text:span text:style-name="T167"/></text:p>
      <text:p text:style-name="P1"><text:span text:style-name="T167"><text:tab/><text:tab/><text:tab/><text:tab/></text:span><text:span text:style-name="T168">"indexed": false,</text:span><text:span text:style-name="T169"/></text:p>
      <text:p text:style-name="P1"><text:span text:style-name="T169"><text:tab/><text:tab/><text:tab/><text:tab/></text:span><text:span text:style-name="T170">"internalType": "uint</text:span><text:span text:style-name="T171">256</text:span><text:span text:style-name="T172">",</text:span><text:span text:style-name="T173"/></text:p>
      <text:p text:style-name="P1"><text:span text:style-name="T173"><text:tab/><text:tab/><text:tab/><text:tab/></text:span><text:span text:style-name="T174">"name": "seed",</text:span><text:span text:style-name="T175"/></text:p>
      <text:p text:style-name="P1"><text:span text:style-name="T175"><text:tab/><text:tab/><text:tab/><text:tab/></text:span><text:span text:style-name="T176">"type": "uint</text:span><text:span text:style-name="T177">256</text:span><text:span text:style-name="T178">"</text:span><text:span text:style-name="T179"/></text:p>
      <text:p text:style-name="P1"><text:span text:style-name="T179"><text:tab/><text:tab/><text:tab/></text:span><text:span text:style-name="T180">}</text:span><text:span text:style-name="T181"/></text:p>
      <text:p text:style-name="P1"><text:span text:style-name="T181"><text:tab/><text:tab/></text:span><text:span text:style-name="T182">],</text:span><text:span text:style-name="T183"/></text:p>
      <text:p text:style-name="P1"><text:span text:style-name="T183"><text:tab/><text:tab/></text:span><text:span text:style-name="T184">"name": "CardsDealt",</text:span><text:span text:style-name="T185"/></text:p>
      <text:p text:style-name="P1"><text:span text:style-name="T185"><text:tab/><text:tab/></text:span><text:span text:style-name="T186">"type": "event"</text:span><text:span text:style-name="T187"/></text:p>
      <text:p text:style-name="P1"><text:span text:style-name="T187"><text:tab/></text:span><text:span text:style-name="T188">},</text:span><text:span text:style-name="T189"/></text:p>
      <text:p text:style-name="P1"><text:span text:style-name="T189"><text:tab/></text:span><text:span text:style-name="T190">{</text:span><text:span text:style-name="T191"/></text:p>
      <text:p text:style-name="P1"><text:span text:style-name="T191"><text:tab/><text:tab/></text:span><text:span text:style-name="T192">"inputs": [</text:span><text:span text:style-name="T193"/></text:p>
      <text:p text:style-name="P1"><text:span text:style-name="T193"><text:tab/><text:tab/><text:tab/></text:span><text:span text:style-name="T194">{</text:span><text:span text:style-name="T195"/></text:p>
      <text:p text:style-name="P1"><text:span text:style-name="T195"><text:tab/><text:tab/><text:tab/><text:tab/></text:span><text:span text:style-name="T196">"internalType": "address",</text:span><text:span text:style-name="T197"/></text:p>
      <text:p text:style-name="P1"><text:span text:style-name="T197"><text:tab/><text:tab/><text:tab/><text:tab/></text:span><text:span text:style-name="T198">"name": "playerB",</text:span><text:span text:style-name="T199"/></text:p>
      <text:p text:style-name="P1"><text:span text:style-name="T199"><text:tab/><text:tab/><text:tab/><text:tab/></text:span><text:span text:style-name="T200">"type": "address"</text:span><text:span text:style-name="T201"/></text:p>
      <text:p text:style-name="P1"><text:span text:style-name="T201"><text:tab/><text:tab/><text:tab/></text:span><text:span text:style-name="T202">},</text:span><text:span text:style-name="T203"/></text:p>
      <text:p text:style-name="P1"><text:span text:style-name="T203"><text:tab/><text:tab/><text:tab/></text:span><text:span text:style-name="T204">{</text:span><text:span text:style-name="T205"/></text:p>
      <text:p text:style-name="P1"><text:span text:style-name="T205"><text:tab/><text:tab/><text:tab/><text:tab/></text:span><text:span text:style-name="T206">"internalType": "uint</text:span><text:span text:style-name="T207">256</text:span><text:span text:style-name="T208">",</text:span><text:span text:style-name="T209"/></text:p>
      <text:p text:style-name="P1"><text:span text:style-name="T209"><text:tab/><text:tab/><text:tab/><text:tab/></text:span><text:span text:style-name="T210">"name": "stakeAmount",</text:span><text:span text:style-name="T211"/></text:p>
      <text:p text:style-name="P1"><text:span text:style-name="T211"><text:tab/><text:tab/><text:tab/><text:tab/></text:span><text:span text:style-name="T212">"type": "uint</text:span><text:span text:style-name="T213">256</text:span><text:span text:style-name="T214">"</text:span><text:span text:style-name="T215"/></text:p>
      <text:p text:style-name="P1"><text:span text:style-name="T215"><text:tab/><text:tab/><text:tab/></text:span><text:span text:style-name="T216">}</text:span><text:span text:style-name="T217"/></text:p>
      <text:p text:style-name="P1"><text:span text:style-name="T217"><text:tab/><text:tab/></text:span><text:span text:style-name="T218">],</text:span><text:span text:style-name="T219"/></text:p>
      <text:p text:style-name="P1"><text:span text:style-name="T219"><text:tab/><text:tab/></text:span><text:span text:style-name="T220">"name": "createGame",</text:span><text:span text:style-name="T221"/></text:p>
      <text:p text:style-name="P1"><text:span text:style-name="T221"><text:tab/><text:tab/></text:span><text:span text:style-name="T222">"outputs": [],</text:span><text:span text:style-name="T223"/></text:p>
      <text:p text:style-name="P1"><text:span text:style-name="T223"><text:tab/><text:tab/></text:span><text:span text:style-name="T224">"stateMutability": "payable",</text:span><text:span text:style-name="T225"/></text:p>
      <text:p text:style-name="P1"><text:span text:style-name="T225"><text:tab/><text:tab/></text:span><text:span text:style-name="T226">"type": "function"</text:span><text:span text:style-name="T227"/></text:p>
      <text:p text:style-name="P1"><text:span text:style-name="T227"><text:tab/></text:span><text:span text:style-name="T228">},</text:span><text:span text:style-name="T229"/></text:p>
      <text:p text:style-name="P1"><text:span text:style-name="T229"><text:tab/></text:span><text:span text:style-name="T230">{</text:span><text:span text:style-name="T231"/></text:p>
      <text:p text:style-name="P1"><text:span text:style-name="T231"><text:tab/><text:tab/></text:span><text:span text:style-name="T232">"inputs": [</text:span><text:span text:style-name="T233"/></text:p>
      <text:p text:style-name="P1"><text:span text:style-name="T233"><text:tab/><text:tab/><text:tab/></text:span><text:span text:style-name="T234">{</text:span><text:span text:style-name="T235"/></text:p>
      <text:p text:style-name="P1"><text:span text:style-name="T235"><text:tab/><text:tab/><text:tab/><text:tab/></text:span><text:span text:style-name="T236">"internalType": "uint</text:span><text:span text:style-name="T237">256</text:span><text:span text:style-name="T238">",</text:span><text:span text:style-name="T239"/></text:p>
      <text:p text:style-name="P1"><text:span text:style-name="T239"><text:tab/><text:tab/><text:tab/><text:tab/></text:span><text:span text:style-name="T240">"name": "gameId",</text:span><text:span text:style-name="T241"/></text:p>
      <text:p text:style-name="P1"><text:span text:style-name="T241"><text:tab/><text:tab/><text:tab/><text:tab/></text:span><text:span text:style-name="T242">"type": "uint</text:span><text:span text:style-name="T243">256</text:span><text:span text:style-name="T244">"</text:span><text:span text:style-name="T245"/></text:p>
      <text:p text:style-name="P1"><text:span text:style-name="T245"><text:tab/><text:tab/><text:tab/></text:span><text:span text:style-name="T246">}</text:span><text:span text:style-name="T247"/></text:p>
      <text:p text:style-name="P1"><text:span text:style-name="T247"><text:tab/><text:tab/></text:span><text:span text:style-name="T248">],</text:span><text:span text:style-name="T249"/></text:p>
      <text:p text:style-name="P1"><text:span text:style-name="T249"><text:tab/><text:tab/></text:span><text:span text:style-name="T250">"name": "endGame",</text:span><text:span text:style-name="T251"/></text:p>
      <text:p text:style-name="P1"><text:span text:style-name="T251"><text:tab/><text:tab/></text:span><text:span text:style-name="T252">"outputs": [],</text:span><text:span text:style-name="T253"/></text:p>
      <text:p text:style-name="P1"><text:span text:style-name="T253"><text:tab/><text:tab/></text:span><text:span text:style-name="T254">"stateMutability": "nonpayable",</text:span><text:span text:style-name="T255"/></text:p>
      <text:p text:style-name="P1"><text:span text:style-name="T255"><text:tab/><text:tab/></text:span><text:span text:style-name="T256">"type": "function"</text:span><text:span text:style-name="T257"/></text:p>
      <text:p text:style-name="P1"><text:span text:style-name="T257"><text:tab/></text:span><text:span text:style-name="T258">},</text:span><text:span text:style-name="T259"/></text:p>
      <text:p text:style-name="P1"><text:span text:style-name="T259"><text:tab/></text:span><text:span text:style-name="T260">{</text:span><text:span text:style-name="T261"/></text:p>
      <text:p text:style-name="P1"><text:span text:style-name="T261"><text:tab/><text:tab/></text:span><text:span text:style-name="T262">"anonymous": false,</text:span><text:span text:style-name="T263"/></text:p>
      <text:p text:style-name="P1"><text:span text:style-name="T263"><text:tab/><text:tab/></text:span><text:span text:style-name="T264">"inputs": [</text:span><text:span text:style-name="T265"/></text:p>
      <text:p text:style-name="P1"><text:span text:style-name="T265"><text:tab/><text:tab/><text:tab/></text:span><text:span text:style-name="T266">{</text:span><text:span text:style-name="T267"/></text:p>
      <text:p text:style-name="P1"><text:span text:style-name="T267"><text:tab/><text:tab/><text:tab/><text:tab/></text:span><text:span text:style-name="T268">"indexed": true,</text:span><text:span text:style-name="T269"/></text:p>
      <text:p text:style-name="P1"><text:span text:style-name="T269"><text:tab/><text:tab/><text:tab/><text:tab/></text:span><text:span text:style-name="T270">"internalType": "uint</text:span><text:span text:style-name="T271">256</text:span><text:span text:style-name="T272">",</text:span><text:span text:style-name="T273"/></text:p>
      <text:p text:style-name="P1"><text:span text:style-name="T273"><text:tab/><text:tab/><text:tab/><text:tab/></text:span><text:span text:style-name="T274">"name": "gameId",</text:span><text:span text:style-name="T275"/></text:p>
      <text:p text:style-name="P1"><text:span text:style-name="T275"><text:tab/><text:tab/><text:tab/><text:tab/></text:span><text:span text:style-name="T276">"type": "uint</text:span><text:span text:style-name="T277">256</text:span><text:span text:style-name="T278">"</text:span><text:span text:style-name="T279"/></text:p>
      <text:p text:style-name="P1"><text:span text:style-name="T279"><text:tab/><text:tab/><text:tab/></text:span><text:span text:style-name="T280">},</text:span><text:span text:style-name="T281"/></text:p>
      <text:p text:style-name="P1"><text:span text:style-name="T281"><text:tab/><text:tab/><text:tab/></text:span><text:span text:style-name="T282">{</text:span><text:span text:style-name="T283"/></text:p>
      <text:p text:style-name="P1"><text:span text:style-name="T283"><text:tab/><text:tab/><text:tab/><text:tab/></text:span><text:span text:style-name="T284">"indexed": true,</text:span><text:span text:style-name="T285"/></text:p>
      <text:p text:style-name="P1"><text:span text:style-name="T285"><text:tab/><text:tab/><text:tab/><text:tab/></text:span><text:span text:style-name="T286">"internalType": "address",</text:span><text:span text:style-name="T287"/></text:p>
      <text:p text:style-name="P1"><text:span text:style-name="T287"><text:tab/><text:tab/><text:tab/><text:tab/></text:span><text:span text:style-name="T288">"name": "playerA",</text:span><text:span text:style-name="T289"/></text:p>
      <text:p text:style-name="P1"><text:span text:style-name="T289"><text:tab/><text:tab/><text:tab/><text:tab/></text:span><text:span text:style-name="T290">"type": "address"</text:span><text:span text:style-name="T291"/></text:p>
      <text:p text:style-name="P1"><text:span text:style-name="T291"><text:tab/><text:tab/><text:tab/></text:span><text:span text:style-name="T292">},</text:span><text:span text:style-name="T293"/></text:p>
      <text:p text:style-name="P1"><text:span text:style-name="T293"><text:tab/><text:tab/><text:tab/></text:span><text:span text:style-name="T294">{</text:span><text:span text:style-name="T295"/></text:p>
      <text:p text:style-name="P1"><text:span text:style-name="T295"><text:tab/><text:tab/><text:tab/><text:tab/></text:span><text:span text:style-name="T296">"indexed": true,</text:span><text:span text:style-name="T297"/></text:p>
      <text:p text:style-name="P1"><text:span text:style-name="T297"><text:tab/><text:tab/><text:tab/><text:tab/></text:span><text:span text:style-name="T298">"internalType": "address",</text:span><text:span text:style-name="T299"/></text:p>
      <text:p text:style-name="P1"><text:span text:style-name="T299"><text:tab/><text:tab/><text:tab/><text:tab/></text:span><text:span text:style-name="T300">"name": "playerB",</text:span><text:span text:style-name="T301"/></text:p>
      <text:p text:style-name="P1"><text:span text:style-name="T301"><text:tab/><text:tab/><text:tab/><text:tab/></text:span><text:span text:style-name="T302">"type": "address"</text:span><text:span text:style-name="T303"/></text:p>
      <text:p text:style-name="P1"><text:span text:style-name="T303"><text:tab/><text:tab/><text:tab/></text:span><text:span text:style-name="T304">},</text:span><text:span text:style-name="T305"/></text:p>
      <text:p text:style-name="P1"><text:span text:style-name="T305"><text:tab/><text:tab/><text:tab/></text:span><text:span text:style-name="T306">{</text:span><text:span text:style-name="T307"/></text:p>
      <text:p text:style-name="P1"><text:span text:style-name="T307"><text:tab/><text:tab/><text:tab/><text:tab/></text:span><text:span text:style-name="T308">"indexed": false,</text:span><text:span text:style-name="T309"/></text:p>
      <text:p text:style-name="P1"><text:span text:style-name="T309"><text:tab/><text:tab/><text:tab/><text:tab/></text:span><text:span text:style-name="T310">"internalType": "uint</text:span><text:span text:style-name="T311">256</text:span><text:span text:style-name="T312">",</text:span><text:span text:style-name="T313"/></text:p>
      <text:p text:style-name="P1"><text:span text:style-name="T313"><text:tab/><text:tab/><text:tab/><text:tab/></text:span><text:span text:style-name="T314">"name": "stakeAmount",</text:span><text:span text:style-name="T315"/></text:p>
      <text:p text:style-name="P1"><text:span text:style-name="T315"><text:tab/><text:tab/><text:tab/><text:tab/></text:span><text:span text:style-name="T316">"type": "uint</text:span><text:span text:style-name="T317">256</text:span><text:span text:style-name="T318">"</text:span><text:span text:style-name="T319"/></text:p>
      <text:p text:style-name="P1"><text:span text:style-name="T319"><text:tab/><text:tab/><text:tab/></text:span><text:span text:style-name="T320">}</text:span><text:span text:style-name="T321"/></text:p>
      <text:p text:style-name="P1"><text:span text:style-name="T321"><text:tab/><text:tab/></text:span><text:span text:style-name="T322">],</text:span><text:span text:style-name="T323"/></text:p>
      <text:p text:style-name="P1"><text:span text:style-name="T323"><text:tab/><text:tab/></text:span><text:span text:style-name="T324">"name": "GameCreated",</text:span><text:span text:style-name="T325"/></text:p>
      <text:p text:style-name="P1"><text:span text:style-name="T325"><text:tab/><text:tab/></text:span><text:span text:style-name="T326">"type": "event"</text:span><text:span text:style-name="T327"/></text:p>
      <text:p text:style-name="P1"><text:span text:style-name="T327"><text:tab/></text:span><text:span text:style-name="T328">},</text:span><text:span text:style-name="T329"/></text:p>
      <text:p text:style-name="P1"><text:span text:style-name="T329"><text:tab/></text:span><text:span text:style-name="T330">{</text:span><text:span text:style-name="T331"/></text:p>
      <text:p text:style-name="P1"><text:span text:style-name="T331"><text:tab/><text:tab/></text:span><text:span text:style-name="T332">"anonymous": false,</text:span><text:span text:style-name="T333"/></text:p>
      <text:p text:style-name="P1"><text:span text:style-name="T333"><text:tab/><text:tab/></text:span><text:span text:style-name="T334">"inputs": [</text:span><text:span text:style-name="T335"/></text:p>
      <text:p text:style-name="P1"><text:span text:style-name="T335"><text:tab/><text:tab/><text:tab/></text:span><text:span text:style-name="T336">{</text:span><text:span text:style-name="T337"/></text:p>
      <text:p text:style-name="P1"><text:span text:style-name="T337"><text:tab/><text:tab/><text:tab/><text:tab/></text:span><text:span text:style-name="T338">"indexed": true,</text:span><text:span text:style-name="T339"/></text:p>
      <text:p text:style-name="P1"><text:span text:style-name="T339"><text:tab/><text:tab/><text:tab/><text:tab/></text:span><text:span text:style-name="T340">"internalType": "uint</text:span><text:span text:style-name="T341">256</text:span><text:span text:style-name="T342">",</text:span><text:span text:style-name="T343"/></text:p>
      <text:p text:style-name="P1"><text:span text:style-name="T343"><text:tab/><text:tab/><text:tab/><text:tab/></text:span><text:span text:style-name="T344">"name": "gameId",</text:span><text:span text:style-name="T345"/></text:p>
      <text:p text:style-name="P1"><text:span text:style-name="T345"><text:tab/><text:tab/><text:tab/><text:tab/></text:span><text:span text:style-name="T346">"type": "uint</text:span><text:span text:style-name="T347">256</text:span><text:span text:style-name="T348">"</text:span><text:span text:style-name="T349"/></text:p>
      <text:p text:style-name="P1"><text:span text:style-name="T349"><text:tab/><text:tab/><text:tab/></text:span><text:span text:style-name="T350">},</text:span><text:span text:style-name="T351"/></text:p>
      <text:p text:style-name="P1"><text:span text:style-name="T351"><text:tab/><text:tab/><text:tab/></text:span><text:span text:style-name="T352">{</text:span><text:span text:style-name="T353"/></text:p>
      <text:p text:style-name="P1"><text:span text:style-name="T353"><text:tab/><text:tab/><text:tab/><text:tab/></text:span><text:span text:style-name="T354">"indexed": true,</text:span><text:span text:style-name="T355"/></text:p>
      <text:p text:style-name="P1"><text:span text:style-name="T355"><text:tab/><text:tab/><text:tab/><text:tab/></text:span><text:span text:style-name="T356">"internalType": "address",</text:span><text:span text:style-name="T357"/></text:p>
      <text:p text:style-name="P1"><text:span text:style-name="T357"><text:tab/><text:tab/><text:tab/><text:tab/></text:span><text:span text:style-name="T358">"name": "winner",</text:span><text:span text:style-name="T359"/></text:p>
      <text:p text:style-name="P1"><text:span text:style-name="T359"><text:tab/><text:tab/><text:tab/><text:tab/></text:span><text:span text:style-name="T360">"type": "address"</text:span><text:span text:style-name="T361"/></text:p>
      <text:p text:style-name="P1"><text:span text:style-name="T361"><text:tab/><text:tab/><text:tab/></text:span><text:span text:style-name="T362">},</text:span><text:span text:style-name="T363"/></text:p>
      <text:p text:style-name="P1"><text:span text:style-name="T363"><text:tab/><text:tab/><text:tab/></text:span><text:span text:style-name="T364">{</text:span><text:span text:style-name="T365"/></text:p>
      <text:p text:style-name="P1"><text:span text:style-name="T365"><text:tab/><text:tab/><text:tab/><text:tab/></text:span><text:span text:style-name="T366">"indexed": false,</text:span><text:span text:style-name="T367"/></text:p>
      <text:p text:style-name="P1"><text:span text:style-name="T367"><text:tab/><text:tab/><text:tab/><text:tab/></text:span><text:span text:style-name="T368">"internalType": "uint</text:span><text:span text:style-name="T369">256</text:span><text:span text:style-name="T370">",</text:span><text:span text:style-name="T371"/></text:p>
      <text:p text:style-name="P1"><text:span text:style-name="T371"><text:tab/><text:tab/><text:tab/><text:tab/></text:span><text:span text:style-name="T372">"name": "prizeAmount",</text:span><text:span text:style-name="T373"/></text:p>
      <text:p text:style-name="P1"><text:span text:style-name="T373"><text:tab/><text:tab/><text:tab/><text:tab/></text:span><text:span text:style-name="T374">"type": "uint</text:span><text:span text:style-name="T375">256</text:span><text:span text:style-name="T376">"</text:span><text:span text:style-name="T377"/></text:p>
      <text:p text:style-name="P1"><text:span text:style-name="T377"><text:tab/><text:tab/><text:tab/></text:span><text:span text:style-name="T378">},</text:span><text:span text:style-name="T379"/></text:p>
      <text:p text:style-name="P1"><text:span text:style-name="T379"><text:tab/><text:tab/><text:tab/></text:span><text:span text:style-name="T380">{</text:span><text:span text:style-name="T381"/></text:p>
      <text:p text:style-name="P1"><text:span text:style-name="T381"><text:tab/><text:tab/><text:tab/><text:tab/></text:span><text:span text:style-name="T382">"indexed": false,</text:span><text:span text:style-name="T383"/></text:p>
      <text:p text:style-name="P1"><text:span text:style-name="T383"><text:tab/><text:tab/><text:tab/><text:tab/></text:span><text:span text:style-name="T384">"internalType": "bool",</text:span><text:span text:style-name="T385"/></text:p>
      <text:p text:style-name="P1"><text:span text:style-name="T385"><text:tab/><text:tab/><text:tab/><text:tab/></text:span><text:span text:style-name="T386">"name": "isDraw",</text:span><text:span text:style-name="T387"/></text:p>
      <text:p text:style-name="P1"><text:span text:style-name="T387"><text:tab/><text:tab/><text:tab/><text:tab/></text:span><text:span text:style-name="T388">"type": "bool"</text:span><text:span text:style-name="T389"/></text:p>
      <text:p text:style-name="P1"><text:span text:style-name="T389"><text:tab/><text:tab/><text:tab/></text:span><text:span text:style-name="T390">}</text:span><text:span text:style-name="T391"/></text:p>
      <text:p text:style-name="P1"><text:span text:style-name="T391"><text:tab/><text:tab/></text:span><text:span text:style-name="T392">],</text:span><text:span text:style-name="T393"/></text:p>
      <text:p text:style-name="P1"><text:span text:style-name="T393"><text:tab/><text:tab/></text:span><text:span text:style-name="T394">"name": "GameEnded",</text:span><text:span text:style-name="T395"/></text:p>
      <text:p text:style-name="P1"><text:span text:style-name="T395"><text:tab/><text:tab/></text:span><text:span text:style-name="T396">"type": "event"</text:span><text:span text:style-name="T397"/></text:p>
      <text:p text:style-name="P1"><text:span text:style-name="T397"><text:tab/></text:span><text:span text:style-name="T398">},</text:span><text:span text:style-name="T399"/></text:p>
      <text:p text:style-name="P1"><text:span text:style-name="T399"><text:tab/></text:span><text:span text:style-name="T400">{</text:span><text:span text:style-name="T401"/></text:p>
      <text:p text:style-name="P1"><text:span text:style-name="T401"><text:tab/><text:tab/></text:span><text:span text:style-name="T402">"anonymous": false,</text:span><text:span text:style-name="T403"/></text:p>
      <text:p text:style-name="P1"><text:span text:style-name="T403"><text:tab/><text:tab/></text:span><text:span text:style-name="T404">"inputs": [</text:span><text:span text:style-name="T405"/></text:p>
      <text:p text:style-name="P1"><text:span text:style-name="T405"><text:tab/><text:tab/><text:tab/></text:span><text:span text:style-name="T406">{</text:span><text:span text:style-name="T407"/></text:p>
      <text:p text:style-name="P1"><text:span text:style-name="T407"><text:tab/><text:tab/><text:tab/><text:tab/></text:span><text:span text:style-name="T408">"indexed": true,</text:span><text:span text:style-name="T409"/></text:p>
      <text:p text:style-name="P1"><text:span text:style-name="T409"><text:tab/><text:tab/><text:tab/><text:tab/></text:span><text:span text:style-name="T410">"internalType": "uint</text:span><text:span text:style-name="T411">256</text:span><text:span text:style-name="T412">",</text:span><text:span text:style-name="T413"/></text:p>
      <text:p text:style-name="P1"><text:span text:style-name="T413"><text:tab/><text:tab/><text:tab/><text:tab/></text:span><text:span text:style-name="T414">"name": "gameId",</text:span><text:span text:style-name="T415"/></text:p>
      <text:p text:style-name="P1"><text:span text:style-name="T415"><text:tab/><text:tab/><text:tab/><text:tab/></text:span><text:span text:style-name="T416">"type": "uint</text:span><text:span text:style-name="T417">256</text:span><text:span text:style-name="T418">"</text:span><text:span text:style-name="T419"/></text:p>
      <text:p text:style-name="P1"><text:span text:style-name="T419"><text:tab/><text:tab/><text:tab/></text:span><text:span text:style-name="T420">},</text:span><text:span text:style-name="T421"/></text:p>
      <text:p text:style-name="P1"><text:span text:style-name="T421"><text:tab/><text:tab/><text:tab/></text:span><text:span text:style-name="T422">{</text:span><text:span text:style-name="T423"/></text:p>
      <text:p text:style-name="P1"><text:span text:style-name="T423"><text:tab/><text:tab/><text:tab/><text:tab/></text:span><text:span text:style-name="T424">"indexed": true,</text:span><text:span text:style-name="T425"/></text:p>
      <text:p text:style-name="P1"><text:span text:style-name="T425"><text:tab/><text:tab/><text:tab/><text:tab/></text:span><text:span text:style-name="T426">"internalType": "address",</text:span><text:span text:style-name="T427"/></text:p>
      <text:p text:style-name="P1"><text:span text:style-name="T427"><text:tab/><text:tab/><text:tab/><text:tab/></text:span><text:span text:style-name="T428">"name": "player",</text:span><text:span text:style-name="T429"/></text:p>
      <text:p text:style-name="P1"><text:span text:style-name="T429"><text:tab/><text:tab/><text:tab/><text:tab/></text:span><text:span text:style-name="T430">"type": "address"</text:span><text:span text:style-name="T431"/></text:p>
      <text:p text:style-name="P1"><text:span text:style-name="T431"><text:tab/><text:tab/><text:tab/></text:span><text:span text:style-name="T432">},</text:span><text:span text:style-name="T433"/></text:p>
      <text:p text:style-name="P1"><text:span text:style-name="T433"><text:tab/><text:tab/><text:tab/></text:span><text:span text:style-name="T434">{</text:span><text:span text:style-name="T435"/></text:p>
      <text:p text:style-name="P1"><text:span text:style-name="T435"><text:tab/><text:tab/><text:tab/><text:tab/></text:span><text:span text:style-name="T436">"indexed": false,</text:span><text:span text:style-name="T437"/></text:p>
      <text:p text:style-name="P1"><text:span text:style-name="T437"><text:tab/><text:tab/><text:tab/><text:tab/></text:span><text:span text:style-name="T438">"internalType": "uint</text:span><text:span text:style-name="T439">8</text:span><text:span text:style-name="T440">[</text:span><text:span text:style-name="T441">4</text:span><text:span text:style-name="T442">]",</text:span><text:span text:style-name="T443"/></text:p>
      <text:p text:style-name="P1"><text:span text:style-name="T443"><text:tab/><text:tab/><text:tab/><text:tab/></text:span><text:span text:style-name="T444">"name": "order",</text:span><text:span text:style-name="T445"/></text:p>
      <text:p text:style-name="P1"><text:span text:style-name="T445"><text:tab/><text:tab/><text:tab/><text:tab/></text:span><text:span text:style-name="T446">"type": "uint</text:span><text:span text:style-name="T447">8</text:span><text:span text:style-name="T448">[</text:span><text:span text:style-name="T449">4</text:span><text:span text:style-name="T450">]"</text:span><text:span text:style-name="T451"/></text:p>
      <text:p text:style-name="P1"><text:span text:style-name="T451"><text:tab/><text:tab/><text:tab/></text:span><text:span text:style-name="T452">},</text:span><text:span text:style-name="T453"/></text:p>
      <text:p text:style-name="P1"><text:span text:style-name="T453"><text:tab/><text:tab/><text:tab/></text:span><text:span text:style-name="T454">{</text:span><text:span text:style-name="T455"/></text:p>
      <text:p text:style-name="P1"><text:span text:style-name="T455"><text:tab/><text:tab/><text:tab/><text:tab/></text:span><text:span text:style-name="T456">"indexed": false,</text:span><text:span text:style-name="T457"/></text:p>
      <text:p text:style-name="P1"><text:span text:style-name="T457"><text:tab/><text:tab/><text:tab/><text:tab/></text:span><text:span text:style-name="T458">"internalType": "uint</text:span><text:span text:style-name="T459">8</text:span><text:span text:style-name="T460">",</text:span><text:span text:style-name="T461"/></text:p>
      <text:p text:style-name="P1"><text:span text:style-name="T461"><text:tab/><text:tab/><text:tab/><text:tab/></text:span><text:span text:style-name="T462">"name": "split",</text:span><text:span text:style-name="T463"/></text:p>
      <text:p text:style-name="P1"><text:span text:style-name="T463"><text:tab/><text:tab/><text:tab/><text:tab/></text:span><text:span text:style-name="T464">"type": "uint</text:span><text:span text:style-name="T465">8</text:span><text:span text:style-name="T466">"</text:span><text:span text:style-name="T467"/></text:p>
      <text:p text:style-name="P1"><text:span text:style-name="T467"><text:tab/><text:tab/><text:tab/></text:span><text:span text:style-name="T468">},</text:span><text:span text:style-name="T469"/></text:p>
      <text:p text:style-name="P1"><text:span text:style-name="T469"><text:tab/><text:tab/><text:tab/></text:span><text:span text:style-name="T470">{</text:span><text:span text:style-name="T471"/></text:p>
      <text:p text:style-name="P1"><text:span text:style-name="T471"><text:tab/><text:tab/><text:tab/><text:tab/></text:span><text:span text:style-name="T472">"indexed": false,</text:span><text:span text:style-name="T473"/></text:p>
      <text:p text:style-name="P1"><text:span text:style-name="T473"><text:tab/><text:tab/><text:tab/><text:tab/></text:span><text:span text:style-name="T474">"internalType": "bool",</text:span><text:span text:style-name="T475"/></text:p>
      <text:p text:style-name="P1"><text:span text:style-name="T475"><text:tab/><text:tab/><text:tab/><text:tab/></text:span><text:span text:style-name="T476">"name": "surrendered",</text:span><text:span text:style-name="T477"/></text:p>
      <text:p text:style-name="P1"><text:span text:style-name="T477"><text:tab/><text:tab/><text:tab/><text:tab/></text:span><text:span text:style-name="T478">"type": "bool"</text:span><text:span text:style-name="T479"/></text:p>
      <text:p text:style-name="P1"><text:span text:style-name="T479"><text:tab/><text:tab/><text:tab/></text:span><text:span text:style-name="T480">}</text:span><text:span text:style-name="T481"/></text:p>
      <text:p text:style-name="P1"><text:span text:style-name="T481"><text:tab/><text:tab/></text:span><text:span text:style-name="T482">],</text:span><text:span text:style-name="T483"/></text:p>
      <text:p text:style-name="P1"><text:span text:style-name="T483"><text:tab/><text:tab/></text:span><text:span text:style-name="T484">"name": "LayoutSubmitted",</text:span><text:span text:style-name="T485"/></text:p>
      <text:p text:style-name="P1"><text:span text:style-name="T485"><text:tab/><text:tab/></text:span><text:span text:style-name="T486">"type": "event"</text:span><text:span text:style-name="T487"/></text:p>
      <text:p text:style-name="P1"><text:span text:style-name="T487"><text:tab/></text:span><text:span text:style-name="T488">},</text:span><text:span text:style-name="T489"/></text:p>
      <text:p text:style-name="P1"><text:span text:style-name="T489"><text:tab/></text:span><text:span text:style-name="T490">{</text:span><text:span text:style-name="T491"/></text:p>
      <text:p text:style-name="P1"><text:span text:style-name="T491"><text:tab/><text:tab/></text:span><text:span text:style-name="T492">"anonymous": false,</text:span><text:span text:style-name="T493"/></text:p>
      <text:p text:style-name="P1"><text:span text:style-name="T493"><text:tab/><text:tab/></text:span><text:span text:style-name="T494">"inputs": [</text:span><text:span text:style-name="T495"/></text:p>
      <text:p text:style-name="P1"><text:span text:style-name="T495"><text:tab/><text:tab/><text:tab/></text:span><text:span text:style-name="T496">{</text:span><text:span text:style-name="T497"/></text:p>
      <text:p text:style-name="P1"><text:span text:style-name="T497"><text:tab/><text:tab/><text:tab/><text:tab/></text:span><text:span text:style-name="T498">"indexed": true,</text:span><text:span text:style-name="T499"/></text:p>
      <text:p text:style-name="P1"><text:span text:style-name="T499"><text:tab/><text:tab/><text:tab/><text:tab/></text:span><text:span text:style-name="T500">"internalType": "uint</text:span><text:span text:style-name="T501">256</text:span><text:span text:style-name="T502">",</text:span><text:span text:style-name="T503"/></text:p>
      <text:p text:style-name="P1"><text:span text:style-name="T503"><text:tab/><text:tab/><text:tab/><text:tab/></text:span><text:span text:style-name="T504">"name": "gameId",</text:span><text:span text:style-name="T505"/></text:p>
      <text:p text:style-name="P1"><text:span text:style-name="T505"><text:tab/><text:tab/><text:tab/><text:tab/></text:span><text:span text:style-name="T506">"type": "uint</text:span><text:span text:style-name="T507">256</text:span><text:span text:style-name="T508">"</text:span><text:span text:style-name="T509"/></text:p>
      <text:p text:style-name="P1"><text:span text:style-name="T509"><text:tab/><text:tab/><text:tab/></text:span><text:span text:style-name="T510">},</text:span><text:span text:style-name="T511"/></text:p>
      <text:p text:style-name="P1"><text:span text:style-name="T511"><text:tab/><text:tab/><text:tab/></text:span><text:span text:style-name="T512">{</text:span><text:span text:style-name="T513"/></text:p>
      <text:p text:style-name="P1"><text:span text:style-name="T513"><text:tab/><text:tab/><text:tab/><text:tab/></text:span><text:span text:style-name="T514">"indexed": true,</text:span><text:span text:style-name="T515"/></text:p>
      <text:p text:style-name="P1"><text:span text:style-name="T515"><text:tab/><text:tab/><text:tab/><text:tab/></text:span><text:span text:style-name="T516">"internalType": "address",</text:span><text:span text:style-name="T517"/></text:p>
      <text:p text:style-name="P1"><text:span text:style-name="T517"><text:tab/><text:tab/><text:tab/><text:tab/></text:span><text:span text:style-name="T518">"name": "player",</text:span><text:span text:style-name="T519"/></text:p>
      <text:p text:style-name="P1"><text:span text:style-name="T519"><text:tab/><text:tab/><text:tab/><text:tab/></text:span><text:span text:style-name="T520">"type": "address"</text:span><text:span text:style-name="T521"/></text:p>
      <text:p text:style-name="P1"><text:span text:style-name="T521"><text:tab/><text:tab/><text:tab/></text:span><text:span text:style-name="T522">}</text:span><text:span text:style-name="T523"/></text:p>
      <text:p text:style-name="P1"><text:span text:style-name="T523"><text:tab/><text:tab/></text:span><text:span text:style-name="T524">],</text:span><text:span text:style-name="T525"/></text:p>
      <text:p text:style-name="P1"><text:span text:style-name="T525"><text:tab/><text:tab/></text:span><text:span text:style-name="T526">"name": "PlayerSurrendered",</text:span><text:span text:style-name="T527"/></text:p>
      <text:p text:style-name="P1"><text:span text:style-name="T527"><text:tab/><text:tab/></text:span><text:span text:style-name="T528">"type": "event"</text:span><text:span text:style-name="T529"/></text:p>
      <text:p text:style-name="P1"><text:span text:style-name="T529"><text:tab/></text:span><text:span text:style-name="T530">},</text:span><text:span text:style-name="T531"/></text:p>
      <text:p text:style-name="P1"><text:span text:style-name="T531"><text:tab/></text:span><text:span text:style-name="T532">{</text:span><text:span text:style-name="T533"/></text:p>
      <text:p text:style-name="P1"><text:span text:style-name="T533"><text:tab/><text:tab/></text:span><text:span text:style-name="T534">"inputs": [</text:span><text:span text:style-name="T535"/></text:p>
      <text:p text:style-name="P1"><text:span text:style-name="T535"><text:tab/><text:tab/><text:tab/></text:span><text:span text:style-name="T536">{</text:span><text:span text:style-name="T537"/></text:p>
      <text:p text:style-name="P1"><text:span text:style-name="T537"><text:tab/><text:tab/><text:tab/><text:tab/></text:span><text:span text:style-name="T538">"internalType": "uint</text:span><text:span text:style-name="T539">256</text:span><text:span text:style-name="T540">",</text:span><text:span text:style-name="T541"/></text:p>
      <text:p text:style-name="P1"><text:span text:style-name="T541"><text:tab/><text:tab/><text:tab/><text:tab/></text:span><text:span text:style-name="T542">"name": "gameId",</text:span><text:span text:style-name="T543"/></text:p>
      <text:p text:style-name="P1"><text:span text:style-name="T543"><text:tab/><text:tab/><text:tab/><text:tab/></text:span><text:span text:style-name="T544">"type": "uint</text:span><text:span text:style-name="T545">256</text:span><text:span text:style-name="T546">"</text:span><text:span text:style-name="T547"/></text:p>
      <text:p text:style-name="P1"><text:span text:style-name="T547"><text:tab/><text:tab/><text:tab/></text:span><text:span text:style-name="T548">},</text:span><text:span text:style-name="T549"/></text:p>
      <text:p text:style-name="P1"><text:span text:style-name="T549"><text:tab/><text:tab/><text:tab/></text:span><text:span text:style-name="T550">{</text:span><text:span text:style-name="T551"/></text:p>
      <text:p text:style-name="P1"><text:span text:style-name="T551"><text:tab/><text:tab/><text:tab/><text:tab/></text:span><text:span text:style-name="T552">"internalType": "uint</text:span><text:span text:style-name="T553">8</text:span><text:span text:style-name="T554">[</text:span><text:span text:style-name="T555">4</text:span><text:span text:style-name="T556">]",</text:span><text:span text:style-name="T557"/></text:p>
      <text:p text:style-name="P1"><text:span text:style-name="T557"><text:tab/><text:tab/><text:tab/><text:tab/></text:span><text:span text:style-name="T558">"name": "order",</text:span><text:span text:style-name="T559"/></text:p>
      <text:p text:style-name="P1"><text:span text:style-name="T559"><text:tab/><text:tab/><text:tab/><text:tab/></text:span><text:span text:style-name="T560">"type": "uint</text:span><text:span text:style-name="T561">8</text:span><text:span text:style-name="T562">[</text:span><text:span text:style-name="T563">4</text:span><text:span text:style-name="T564">]"</text:span><text:span text:style-name="T565"/></text:p>
      <text:p text:style-name="P1"><text:span text:style-name="T565"><text:tab/><text:tab/><text:tab/></text:span><text:span text:style-name="T566">},</text:span><text:span text:style-name="T567"/></text:p>
      <text:p text:style-name="P1"><text:span text:style-name="T567"><text:tab/><text:tab/><text:tab/></text:span><text:span text:style-name="T568">{</text:span><text:span text:style-name="T569"/></text:p>
      <text:p text:style-name="P1"><text:span text:style-name="T569"><text:tab/><text:tab/><text:tab/><text:tab/></text:span><text:span text:style-name="T570">"internalType": "uint</text:span><text:span text:style-name="T571">8</text:span><text:span text:style-name="T572">",</text:span><text:span text:style-name="T573"/></text:p>
      <text:p text:style-name="P1"><text:span text:style-name="T573"><text:tab/><text:tab/><text:tab/><text:tab/></text:span><text:span text:style-name="T574">"name": "split",</text:span><text:span text:style-name="T575"/></text:p>
      <text:p text:style-name="P1"><text:span text:style-name="T575"><text:tab/><text:tab/><text:tab/><text:tab/></text:span><text:span text:style-name="T576">"type": "uint</text:span><text:span text:style-name="T577">8</text:span><text:span text:style-name="T578">"</text:span><text:span text:style-name="T579"/></text:p>
      <text:p text:style-name="P1"><text:span text:style-name="T579"><text:tab/><text:tab/><text:tab/></text:span><text:span text:style-name="T580">}</text:span><text:span text:style-name="T581"/></text:p>
      <text:p text:style-name="P1"><text:span text:style-name="T581"><text:tab/><text:tab/></text:span><text:span text:style-name="T582">],</text:span><text:span text:style-name="T583"/></text:p>
      <text:p text:style-name="P1"><text:span text:style-name="T583"><text:tab/><text:tab/></text:span><text:span text:style-name="T584">"name": "submitLayout",</text:span><text:span text:style-name="T585"/></text:p>
      <text:p text:style-name="P1"><text:span text:style-name="T585"><text:tab/><text:tab/></text:span><text:span text:style-name="T586">"outputs": [],</text:span><text:span text:style-name="T587"/></text:p>
      <text:p text:style-name="P1"><text:span text:style-name="T587"><text:tab/><text:tab/></text:span><text:span text:style-name="T588">"stateMutability": "nonpayable",</text:span><text:span text:style-name="T589"/></text:p>
      <text:p text:style-name="P1"><text:span text:style-name="T589"><text:tab/><text:tab/></text:span><text:span text:style-name="T590">"type": "function"</text:span><text:span text:style-name="T591"/></text:p>
      <text:p text:style-name="P1"><text:span text:style-name="T591"><text:tab/></text:span><text:span text:style-name="T592">},</text:span><text:span text:style-name="T593"/></text:p>
      <text:p text:style-name="P1"><text:span text:style-name="T593"><text:tab/></text:span><text:span text:style-name="T594">{</text:span><text:span text:style-name="T595"/></text:p>
      <text:p text:style-name="P1"><text:span text:style-name="T595"><text:tab/><text:tab/></text:span><text:span text:style-name="T596">"inputs": [</text:span><text:span text:style-name="T597"/></text:p>
      <text:p text:style-name="P1"><text:span text:style-name="T597"><text:tab/><text:tab/><text:tab/></text:span><text:span text:style-name="T598">{</text:span><text:span text:style-name="T599"/></text:p>
      <text:p text:style-name="P1"><text:span text:style-name="T599"><text:tab/><text:tab/><text:tab/><text:tab/></text:span><text:span text:style-name="T600">"internalType": "uint</text:span><text:span text:style-name="T601">256</text:span><text:span text:style-name="T602">",</text:span><text:span text:style-name="T603"/></text:p>
      <text:p text:style-name="P1"><text:span text:style-name="T603"><text:tab/><text:tab/><text:tab/><text:tab/></text:span><text:span text:style-name="T604">"name": "gameId",</text:span><text:span text:style-name="T605"/></text:p>
      <text:p text:style-name="P1"><text:span text:style-name="T605"><text:tab/><text:tab/><text:tab/><text:tab/></text:span><text:span text:style-name="T606">"type": "uint</text:span><text:span text:style-name="T607">256</text:span><text:span text:style-name="T608">"</text:span><text:span text:style-name="T609"/></text:p>
      <text:p text:style-name="P1"><text:span text:style-name="T609"><text:tab/><text:tab/><text:tab/></text:span><text:span text:style-name="T610">}</text:span><text:span text:style-name="T611"/></text:p>
      <text:p text:style-name="P1"><text:span text:style-name="T611"><text:tab/><text:tab/></text:span><text:span text:style-name="T612">],</text:span><text:span text:style-name="T613"/></text:p>
      <text:p text:style-name="P1"><text:span text:style-name="T613"><text:tab/><text:tab/></text:span><text:span text:style-name="T614">"name": "surrender",</text:span><text:span text:style-name="T615"/></text:p>
      <text:p text:style-name="P1"><text:span text:style-name="T615"><text:tab/><text:tab/></text:span><text:span text:style-name="T616">"outputs": [],</text:span><text:span text:style-name="T617"/></text:p>
      <text:p text:style-name="P1"><text:span text:style-name="T617"><text:tab/><text:tab/></text:span><text:span text:style-name="T618">"stateMutability": "nonpayable",</text:span><text:span text:style-name="T619"/></text:p>
      <text:p text:style-name="P1"><text:span text:style-name="T619"><text:tab/><text:tab/></text:span><text:span text:style-name="T620">"type": "function"</text:span><text:span text:style-name="T621"/></text:p>
      <text:p text:style-name="P1"><text:span text:style-name="T621"><text:tab/></text:span><text:span text:style-name="T622">},</text:span><text:span text:style-name="T623"/></text:p>
      <text:p text:style-name="P1"><text:span text:style-name="T623"><text:tab/></text:span><text:span text:style-name="T624">{</text:span><text:span text:style-name="T625"/></text:p>
      <text:p text:style-name="P1"><text:span text:style-name="T625"><text:tab/><text:tab/></text:span><text:span text:style-name="T626">"stateMutability": "payable",</text:span><text:span text:style-name="T627"/></text:p>
      <text:p text:style-name="P1"><text:span text:style-name="T627"><text:tab/><text:tab/></text:span><text:span text:style-name="T628">"type": "receive"</text:span><text:span text:style-name="T629"/></text:p>
      <text:p text:style-name="P1"><text:span text:style-name="T629"><text:tab/></text:span><text:span text:style-name="T630">},</text:span><text:span text:style-name="T631"/></text:p>
      <text:p text:style-name="P1"><text:span text:style-name="T631"><text:tab/></text:span><text:span text:style-name="T632">{</text:span><text:span text:style-name="T633"/></text:p>
      <text:p text:style-name="P1"><text:span text:style-name="T633"><text:tab/><text:tab/></text:span><text:span text:style-name="T634">"inputs": [],</text:span><text:span text:style-name="T635"/></text:p>
      <text:p text:style-name="P1"><text:span text:style-name="T635"><text:tab/><text:tab/></text:span><text:span text:style-name="T636">"name": "COUNTDOWN_TIME",</text:span><text:span text:style-name="T637"/></text:p>
      <text:p text:style-name="P1"><text:span text:style-name="T637"><text:tab/><text:tab/></text:span><text:span text:style-name="T638">"outputs": [</text:span><text:span text:style-name="T639"/></text:p>
      <text:p text:style-name="P1"><text:span text:style-name="T639"><text:tab/><text:tab/><text:tab/></text:span><text:span text:style-name="T640">{</text:span><text:span text:style-name="T641"/></text:p>
      <text:p text:style-name="P1"><text:span text:style-name="T641"><text:tab/><text:tab/><text:tab/><text:tab/></text:span><text:span text:style-name="T642">"internalType": "uint</text:span><text:span text:style-name="T643">256</text:span><text:span text:style-name="T644">",</text:span><text:span text:style-name="T645"/></text:p>
      <text:p text:style-name="P1"><text:span text:style-name="T645"><text:tab/><text:tab/><text:tab/><text:tab/></text:span><text:span text:style-name="T646">"name": "",</text:span><text:span text:style-name="T647"/></text:p>
      <text:p text:style-name="P1"><text:span text:style-name="T647"><text:tab/><text:tab/><text:tab/><text:tab/></text:span><text:span text:style-name="T648">"type": "uint</text:span><text:span text:style-name="T649">256</text:span><text:span text:style-name="T650">"</text:span><text:span text:style-name="T651"/></text:p>
      <text:p text:style-name="P1"><text:span text:style-name="T651"><text:tab/><text:tab/><text:tab/></text:span><text:span text:style-name="T652">}</text:span><text:span text:style-name="T653"/></text:p>
      <text:p text:style-name="P1"><text:span text:style-name="T653"><text:tab/><text:tab/></text:span><text:span text:style-name="T654">],</text:span><text:span text:style-name="T655"/></text:p>
      <text:p text:style-name="P1"><text:span text:style-name="T655"><text:tab/><text:tab/></text:span><text:span text:style-name="T656">"stateMutability": "view",</text:span><text:span text:style-name="T657"/></text:p>
      <text:p text:style-name="P1"><text:span text:style-name="T657"><text:tab/><text:tab/></text:span><text:span text:style-name="T658">"type": "function"</text:span><text:span text:style-name="T659"/></text:p>
      <text:p text:style-name="P1"><text:span text:style-name="T659"><text:tab/></text:span><text:span text:style-name="T660">},</text:span><text:span text:style-name="T661"/></text:p>
      <text:p text:style-name="P1"><text:span text:style-name="T661"><text:tab/></text:span><text:span text:style-name="T662">{</text:span><text:span text:style-name="T663"/></text:p>
      <text:p text:style-name="P1"><text:span text:style-name="T663"><text:tab/><text:tab/></text:span><text:span text:style-name="T664">"inputs": [],</text:span><text:span text:style-name="T665"/></text:p>
      <text:p text:style-name="P1"><text:span text:style-name="T665"><text:tab/><text:tab/></text:span><text:span text:style-name="T666">"name": "feeRecipient",</text:span><text:span text:style-name="T667"/></text:p>
      <text:p text:style-name="P1"><text:span text:style-name="T667"><text:tab/><text:tab/></text:span><text:span text:style-name="T668">"outputs": [</text:span><text:span text:style-name="T669"/></text:p>
      <text:p text:style-name="P1"><text:span text:style-name="T669"><text:tab/><text:tab/><text:tab/></text:span><text:span text:style-name="T670">{</text:span><text:span text:style-name="T671"/></text:p>
      <text:p text:style-name="P1"><text:span text:style-name="T671"><text:tab/><text:tab/><text:tab/><text:tab/></text:span><text:span text:style-name="T672">"internalType": "address",</text:span><text:span text:style-name="T673"/></text:p>
      <text:p text:style-name="P1"><text:span text:style-name="T673"><text:tab/><text:tab/><text:tab/><text:tab/></text:span><text:span text:style-name="T674">"name": "",</text:span><text:span text:style-name="T675"/></text:p>
      <text:p text:style-name="P1"><text:span text:style-name="T675"><text:tab/><text:tab/><text:tab/><text:tab/></text:span><text:span text:style-name="T676">"type": "address"</text:span><text:span text:style-name="T677"/></text:p>
      <text:p text:style-name="P1"><text:span text:style-name="T677"><text:tab/><text:tab/><text:tab/></text:span><text:span text:style-name="T678">}</text:span><text:span text:style-name="T679"/></text:p>
      <text:p text:style-name="P1"><text:span text:style-name="T679"><text:tab/><text:tab/></text:span><text:span text:style-name="T680">],</text:span><text:span text:style-name="T681"/></text:p>
      <text:p text:style-name="P1"><text:span text:style-name="T681"><text:tab/><text:tab/></text:span><text:span text:style-name="T682">"stateMutability": "view",</text:span><text:span text:style-name="T683"/></text:p>
      <text:p text:style-name="P1"><text:span text:style-name="T683"><text:tab/><text:tab/></text:span><text:span text:style-name="T684">"type": "function"</text:span><text:span text:style-name="T685"/></text:p>
      <text:p text:style-name="P1"><text:span text:style-name="T685"><text:tab/></text:span><text:span text:style-name="T686">},</text:span><text:span text:style-name="T687"/></text:p>
      <text:p text:style-name="P1"><text:span text:style-name="T687"><text:tab/></text:span><text:span text:style-name="T688">{</text:span><text:span text:style-name="T689"/></text:p>
      <text:p text:style-name="P1"><text:span text:style-name="T689"><text:tab/><text:tab/></text:span><text:span text:style-name="T690">"inputs": [</text:span><text:span text:style-name="T691"/></text:p>
      <text:p text:style-name="P1"><text:span text:style-name="T691"><text:tab/><text:tab/><text:tab/></text:span><text:span text:style-name="T692">{</text:span><text:span text:style-name="T693"/></text:p>
      <text:p text:style-name="P1"><text:span text:style-name="T693"><text:tab/><text:tab/><text:tab/><text:tab/></text:span><text:span text:style-name="T694">"internalType": "uint</text:span><text:span text:style-name="T695">256</text:span><text:span text:style-name="T696">",</text:span><text:span text:style-name="T697"/></text:p>
      <text:p text:style-name="P1"><text:span text:style-name="T697"><text:tab/><text:tab/><text:tab/><text:tab/></text:span><text:span text:style-name="T698">"name": "",</text:span><text:span text:style-name="T699"/></text:p>
      <text:p text:style-name="P1"><text:span text:style-name="T699"><text:tab/><text:tab/><text:tab/><text:tab/></text:span><text:span text:style-name="T700">"type": "uint</text:span><text:span text:style-name="T701">256</text:span><text:span text:style-name="T702">"</text:span><text:span text:style-name="T703"/></text:p>
      <text:p text:style-name="P1"><text:span text:style-name="T703"><text:tab/><text:tab/><text:tab/></text:span><text:span text:style-name="T704">}</text:span><text:span text:style-name="T705"/></text:p>
      <text:p text:style-name="P1"><text:span text:style-name="T705"><text:tab/><text:tab/></text:span><text:span text:style-name="T706">],</text:span><text:span text:style-name="T707"/></text:p>
      <text:p text:style-name="P1"><text:span text:style-name="T707"><text:tab/><text:tab/></text:span><text:span text:style-name="T708">"name": "games",</text:span><text:span text:style-name="T709"/></text:p>
      <text:p text:style-name="P1"><text:span text:style-name="T709"><text:tab/><text:tab/></text:span><text:span text:style-name="T710">"outputs": [</text:span><text:span text:style-name="T711"/></text:p>
      <text:p text:style-name="P1"><text:span text:style-name="T711"><text:tab/><text:tab/><text:tab/></text:span><text:span text:style-name="T712">{</text:span><text:span text:style-name="T713"/></text:p>
      <text:p text:style-name="P1"><text:span text:style-name="T713"><text:tab/><text:tab/><text:tab/><text:tab/></text:span><text:span text:style-name="T714">"internalType": "address",</text:span><text:span text:style-name="T715"/></text:p>
      <text:p text:style-name="P1"><text:span text:style-name="T715"><text:tab/><text:tab/><text:tab/><text:tab/></text:span><text:span text:style-name="T716">"name": "playerA",</text:span><text:span text:style-name="T717"/></text:p>
      <text:p text:style-name="P1"><text:span text:style-name="T717"><text:tab/><text:tab/><text:tab/><text:tab/></text:span><text:span text:style-name="T718">"type": "address"</text:span><text:span text:style-name="T719"/></text:p>
      <text:p text:style-name="P1"><text:span text:style-name="T719"><text:tab/><text:tab/><text:tab/></text:span><text:span text:style-name="T720">},</text:span><text:span text:style-name="T721"/></text:p>
      <text:p text:style-name="P1"><text:span text:style-name="T721"><text:tab/><text:tab/><text:tab/></text:span><text:span text:style-name="T722">{</text:span><text:span text:style-name="T723"/></text:p>
      <text:p text:style-name="P1"><text:span text:style-name="T723"><text:tab/><text:tab/><text:tab/><text:tab/></text:span><text:span text:style-name="T724">"internalType": "address",</text:span><text:span text:style-name="T725"/></text:p>
      <text:p text:style-name="P1"><text:span text:style-name="T725"><text:tab/><text:tab/><text:tab/><text:tab/></text:span><text:span text:style-name="T726">"name": "playerB",</text:span><text:span text:style-name="T727"/></text:p>
      <text:p text:style-name="P1"><text:span text:style-name="T727"><text:tab/><text:tab/><text:tab/><text:tab/></text:span><text:span text:style-name="T728">"type": "address"</text:span><text:span text:style-name="T729"/></text:p>
      <text:p text:style-name="P1"><text:span text:style-name="T729"><text:tab/><text:tab/><text:tab/></text:span><text:span text:style-name="T730">},</text:span><text:span text:style-name="T731"/></text:p>
      <text:p text:style-name="P1"><text:span text:style-name="T731"><text:tab/><text:tab/><text:tab/></text:span><text:span text:style-name="T732">{</text:span><text:span text:style-name="T733"/></text:p>
      <text:p text:style-name="P1"><text:span text:style-name="T733"><text:tab/><text:tab/><text:tab/><text:tab/></text:span><text:span text:style-name="T734">"internalType": "uint</text:span><text:span text:style-name="T735">256</text:span><text:span text:style-name="T736">",</text:span><text:span text:style-name="T737"/></text:p>
      <text:p text:style-name="P1"><text:span text:style-name="T737"><text:tab/><text:tab/><text:tab/><text:tab/></text:span><text:span text:style-name="T738">"name": "stakeAmount",</text:span><text:span text:style-name="T739"/></text:p>
      <text:p text:style-name="P1"><text:span text:style-name="T739"><text:tab/><text:tab/><text:tab/><text:tab/></text:span><text:span text:style-name="T740">"type": "uint</text:span><text:span text:style-name="T741">256</text:span><text:span text:style-name="T742">"</text:span><text:span text:style-name="T743"/></text:p>
      <text:p text:style-name="P1"><text:span text:style-name="T743"><text:tab/><text:tab/><text:tab/></text:span><text:span text:style-name="T744">},</text:span><text:span text:style-name="T745"/></text:p>
      <text:p text:style-name="P1"><text:span text:style-name="T745"><text:tab/><text:tab/><text:tab/></text:span><text:span text:style-name="T746">{</text:span><text:span text:style-name="T747"/></text:p>
      <text:p text:style-name="P1"><text:span text:style-name="T747"><text:tab/><text:tab/><text:tab/><text:tab/></text:span><text:span text:style-name="T748">"internalType": "uint</text:span><text:span text:style-name="T749">256</text:span><text:span text:style-name="T750">",</text:span><text:span text:style-name="T751"/></text:p>
      <text:p text:style-name="P1"><text:span text:style-name="T751"><text:tab/><text:tab/><text:tab/><text:tab/></text:span><text:span text:style-name="T752">"name": "startTime",</text:span><text:span text:style-name="T753"/></text:p>
      <text:p text:style-name="P1"><text:span text:style-name="T753"><text:tab/><text:tab/><text:tab/><text:tab/></text:span><text:span text:style-name="T754">"type": "uint</text:span><text:span text:style-name="T755">256</text:span><text:span text:style-name="T756">"</text:span><text:span text:style-name="T757"/></text:p>
      <text:p text:style-name="P1"><text:span text:style-name="T757"><text:tab/><text:tab/><text:tab/></text:span><text:span text:style-name="T758">},</text:span><text:span text:style-name="T759"/></text:p>
      <text:p text:style-name="P1"><text:span text:style-name="T759"><text:tab/><text:tab/><text:tab/></text:span><text:span text:style-name="T760">{</text:span><text:span text:style-name="T761"/></text:p>
      <text:p text:style-name="P1"><text:span text:style-name="T761"><text:tab/><text:tab/><text:tab/><text:tab/></text:span><text:span text:style-name="T762">"internalType": "uint</text:span><text:span text:style-name="T763">256</text:span><text:span text:style-name="T764">",</text:span><text:span text:style-name="T765"/></text:p>
      <text:p text:style-name="P1"><text:span text:style-name="T765"><text:tab/><text:tab/><text:tab/><text:tab/></text:span><text:span text:style-name="T766">"name": "endTime",</text:span><text:span text:style-name="T767"/></text:p>
      <text:p text:style-name="P1"><text:span text:style-name="T767"><text:tab/><text:tab/><text:tab/><text:tab/></text:span><text:span text:style-name="T768">"type": "uint</text:span><text:span text:style-name="T769">256</text:span><text:span text:style-name="T770">"</text:span><text:span text:style-name="T771"/></text:p>
      <text:p text:style-name="P1"><text:span text:style-name="T771"><text:tab/><text:tab/><text:tab/></text:span><text:span text:style-name="T772">},</text:span><text:span text:style-name="T773"/></text:p>
      <text:p text:style-name="P1"><text:span text:style-name="T773"><text:tab/><text:tab/><text:tab/></text:span><text:span text:style-name="T774">{</text:span><text:span text:style-name="T775"/></text:p>
      <text:p text:style-name="P1"><text:span text:style-name="T775"><text:tab/><text:tab/><text:tab/><text:tab/></text:span><text:span text:style-name="T776">"internalType": "bool",</text:span><text:span text:style-name="T777"/></text:p>
      <text:p text:style-name="P1"><text:span text:style-name="T777"><text:tab/><text:tab/><text:tab/><text:tab/></text:span><text:span text:style-name="T778">"name": "playerASurrendered",</text:span><text:span text:style-name="T779"/></text:p>
      <text:p text:style-name="P1"><text:span text:style-name="T779"><text:tab/><text:tab/><text:tab/><text:tab/></text:span><text:span text:style-name="T780">"type": "bool"</text:span><text:span text:style-name="T781"/></text:p>
      <text:p text:style-name="P1"><text:span text:style-name="T781"><text:tab/><text:tab/><text:tab/></text:span><text:span text:style-name="T782">},</text:span><text:span text:style-name="T783"/></text:p>
      <text:p text:style-name="P1"><text:span text:style-name="T783"><text:tab/><text:tab/><text:tab/></text:span><text:span text:style-name="T784">{</text:span><text:span text:style-name="T785"/></text:p>
      <text:p text:style-name="P1"><text:span text:style-name="T785"><text:tab/><text:tab/><text:tab/><text:tab/></text:span><text:span text:style-name="T786">"internalType": "bool",</text:span><text:span text:style-name="T787"/></text:p>
      <text:p text:style-name="P1"><text:span text:style-name="T787"><text:tab/><text:tab/><text:tab/><text:tab/></text:span><text:span text:style-name="T788">"name": "playerBSurrendered",</text:span><text:span text:style-name="T789"/></text:p>
      <text:p text:style-name="P1"><text:span text:style-name="T789"><text:tab/><text:tab/><text:tab/><text:tab/></text:span><text:span text:style-name="T790">"type": "bool"</text:span><text:span text:style-name="T791"/></text:p>
      <text:p text:style-name="P1"><text:span text:style-name="T791"><text:tab/><text:tab/><text:tab/></text:span><text:span text:style-name="T792">},</text:span><text:span text:style-name="T793"/></text:p>
      <text:p text:style-name="P1"><text:span text:style-name="T793"><text:tab/><text:tab/><text:tab/></text:span><text:span text:style-name="T794">{</text:span><text:span text:style-name="T795"/></text:p>
      <text:p text:style-name="P1"><text:span text:style-name="T795"><text:tab/><text:tab/><text:tab/><text:tab/></text:span><text:span text:style-name="T796">"internalType": "bool",</text:span><text:span text:style-name="T797"/></text:p>
      <text:p text:style-name="P1"><text:span text:style-name="T797"><text:tab/><text:tab/><text:tab/><text:tab/></text:span><text:span text:style-name="T798">"name": "isActive",</text:span><text:span text:style-name="T799"/></text:p>
      <text:p text:style-name="P1"><text:span text:style-name="T799"><text:tab/><text:tab/><text:tab/><text:tab/></text:span><text:span text:style-name="T800">"type": "bool"</text:span><text:span text:style-name="T801"/></text:p>
      <text:p text:style-name="P1"><text:span text:style-name="T801"><text:tab/><text:tab/><text:tab/></text:span><text:span text:style-name="T802">},</text:span><text:span text:style-name="T803"/></text:p>
      <text:p text:style-name="P1"><text:span text:style-name="T803"><text:tab/><text:tab/><text:tab/></text:span><text:span text:style-name="T804">{</text:span><text:span text:style-name="T805"/></text:p>
      <text:p text:style-name="P1"><text:span text:style-name="T805"><text:tab/><text:tab/><text:tab/><text:tab/></text:span><text:span text:style-name="T806">"internalType": "enum CardDuelEngine.GameState",</text:span><text:span text:style-name="T807"/></text:p>
      <text:p text:style-name="P1"><text:span text:style-name="T807"><text:tab/><text:tab/><text:tab/><text:tab/></text:span><text:span text:style-name="T808">"name": "state",</text:span><text:span text:style-name="T809"/></text:p>
      <text:p text:style-name="P1"><text:span text:style-name="T809"><text:tab/><text:tab/><text:tab/><text:tab/></text:span><text:span text:style-name="T810">"type": "uint</text:span><text:span text:style-name="T811">8</text:span><text:span text:style-name="T812">"</text:span><text:span text:style-name="T813"/></text:p>
      <text:p text:style-name="P1"><text:span text:style-name="T813"><text:tab/><text:tab/><text:tab/></text:span><text:span text:style-name="T814">}</text:span><text:span text:style-name="T815"/></text:p>
      <text:p text:style-name="P1"><text:span text:style-name="T815"><text:tab/><text:tab/></text:span><text:span text:style-name="T816">],</text:span><text:span text:style-name="T817"/></text:p>
      <text:p text:style-name="P1"><text:span text:style-name="T817"><text:tab/><text:tab/></text:span><text:span text:style-name="T818">"stateMutability": "view",</text:span><text:span text:style-name="T819"/></text:p>
      <text:p text:style-name="P1"><text:span text:style-name="T819"><text:tab/><text:tab/></text:span><text:span text:style-name="T820">"type": "function"</text:span><text:span text:style-name="T821"/></text:p>
      <text:p text:style-name="P1"><text:span text:style-name="T821"><text:tab/></text:span><text:span text:style-name="T822">},</text:span><text:span text:style-name="T823"/></text:p>
      <text:p text:style-name="P1"><text:span text:style-name="T823"><text:tab/></text:span><text:span text:style-name="T824">{</text:span><text:span text:style-name="T825"/></text:p>
      <text:p text:style-name="P1"><text:span text:style-name="T825"><text:tab/><text:tab/></text:span><text:span text:style-name="T826">"inputs": [</text:span><text:span text:style-name="T827"/></text:p>
      <text:p text:style-name="P1"><text:span text:style-name="T827"><text:tab/><text:tab/><text:tab/></text:span><text:span text:style-name="T828">{</text:span><text:span text:style-name="T829"/></text:p>
      <text:p text:style-name="P1"><text:span text:style-name="T829"><text:tab/><text:tab/><text:tab/><text:tab/></text:span><text:span text:style-name="T830">"internalType": "uint</text:span><text:span text:style-name="T831">256</text:span><text:span text:style-name="T832">",</text:span><text:span text:style-name="T833"/></text:p>
      <text:p text:style-name="P1"><text:span text:style-name="T833"><text:tab/><text:tab/><text:tab/><text:tab/></text:span><text:span text:style-name="T834">"name": "gameId",</text:span><text:span text:style-name="T835"/></text:p>
      <text:p text:style-name="P1"><text:span text:style-name="T835"><text:tab/><text:tab/><text:tab/><text:tab/></text:span><text:span text:style-name="T836">"type": "uint</text:span><text:span text:style-name="T837">256</text:span><text:span text:style-name="T838">"</text:span><text:span text:style-name="T839"/></text:p>
      <text:p text:style-name="P1"><text:span text:style-name="T839"><text:tab/><text:tab/><text:tab/></text:span><text:span text:style-name="T840">}</text:span><text:span text:style-name="T841"/></text:p>
      <text:p text:style-name="P1"><text:span text:style-name="T841"><text:tab/><text:tab/></text:span><text:span text:style-name="T842">],</text:span><text:span text:style-name="T843"/></text:p>
      <text:p text:style-name="P1"><text:span text:style-name="T843"><text:tab/><text:tab/></text:span><text:span text:style-name="T844">"name": "getGame",</text:span><text:span text:style-name="T845"/></text:p>
      <text:p text:style-name="P1"><text:span text:style-name="T845"><text:tab/><text:tab/></text:span><text:span text:style-name="T846">"outputs": [</text:span><text:span text:style-name="T847"/></text:p>
      <text:p text:style-name="P1"><text:span text:style-name="T847"><text:tab/><text:tab/><text:tab/></text:span><text:span text:style-name="T848">{</text:span><text:span text:style-name="T849"/></text:p>
      <text:p text:style-name="P1"><text:span text:style-name="T849"><text:tab/><text:tab/><text:tab/><text:tab/></text:span><text:span text:style-name="T850">"components": [</text:span><text:span text:style-name="T851"/></text:p>
      <text:p text:style-name="P1"><text:span text:style-name="T851"><text:tab/><text:tab/><text:tab/><text:tab/><text:tab/></text:span><text:span text:style-name="T852">{</text:span><text:span text:style-name="T853"/></text:p>
      <text:p text:style-name="P1"><text:span text:style-name="T853"><text:tab/><text:tab/><text:tab/><text:tab/><text:tab/><text:tab/></text:span><text:span text:style-name="T854">"internalType": "address",</text:span><text:span text:style-name="T855"/></text:p>
      <text:p text:style-name="P1"><text:span text:style-name="T855"><text:tab/><text:tab/><text:tab/><text:tab/><text:tab/><text:tab/></text:span><text:span text:style-name="T856">"name": "playerA",</text:span><text:span text:style-name="T857"/></text:p>
      <text:p text:style-name="P1"><text:span text:style-name="T857"><text:tab/><text:tab/><text:tab/><text:tab/><text:tab/><text:tab/></text:span><text:span text:style-name="T858">"type": "address"</text:span><text:span text:style-name="T859"/></text:p>
      <text:p text:style-name="P1"><text:span text:style-name="T859"><text:tab/><text:tab/><text:tab/><text:tab/><text:tab/></text:span><text:span text:style-name="T860">},</text:span><text:span text:style-name="T861"/></text:p>
      <text:p text:style-name="P1"><text:span text:style-name="T861"><text:tab/><text:tab/><text:tab/><text:tab/><text:tab/></text:span><text:span text:style-name="T862">{</text:span><text:span text:style-name="T863"/></text:p>
      <text:p text:style-name="P1"><text:span text:style-name="T863"><text:tab/><text:tab/><text:tab/><text:tab/><text:tab/><text:tab/></text:span><text:span text:style-name="T864">"internalType": "address",</text:span><text:span text:style-name="T865"/></text:p>
      <text:p text:style-name="P1"><text:span text:style-name="T865"><text:tab/><text:tab/><text:tab/><text:tab/><text:tab/><text:tab/></text:span><text:span text:style-name="T866">"name": "playerB",</text:span><text:span text:style-name="T867"/></text:p>
      <text:p text:style-name="P1"><text:span text:style-name="T867"><text:tab/><text:tab/><text:tab/><text:tab/><text:tab/><text:tab/></text:span><text:span text:style-name="T868">"type": "address"</text:span><text:span text:style-name="T869"/></text:p>
      <text:p text:style-name="P1"><text:span text:style-name="T869"><text:tab/><text:tab/><text:tab/><text:tab/><text:tab/></text:span><text:span text:style-name="T870">},</text:span><text:span text:style-name="T871"/></text:p>
      <text:p text:style-name="P1"><text:span text:style-name="T871"><text:tab/><text:tab/><text:tab/><text:tab/><text:tab/></text:span><text:span text:style-name="T872">{</text:span><text:span text:style-name="T873"/></text:p>
      <text:p text:style-name="P1"><text:span text:style-name="T873"><text:tab/><text:tab/><text:tab/><text:tab/><text:tab/><text:tab/></text:span><text:span text:style-name="T874">"internalType": "uint</text:span><text:span text:style-name="T875">256</text:span><text:span text:style-name="T876">",</text:span><text:span text:style-name="T877"/></text:p>
      <text:p text:style-name="P1"><text:span text:style-name="T877"><text:tab/><text:tab/><text:tab/><text:tab/><text:tab/><text:tab/></text:span><text:span text:style-name="T878">"name": "stakeAmount",</text:span><text:span text:style-name="T879"/></text:p>
      <text:p text:style-name="P1"><text:span text:style-name="T879"><text:tab/><text:tab/><text:tab/><text:tab/><text:tab/><text:tab/></text:span><text:span text:style-name="T880">"type": "uint</text:span><text:span text:style-name="T881">256</text:span><text:span text:style-name="T882">"</text:span><text:span text:style-name="T883"/></text:p>
      <text:p text:style-name="P1"><text:span text:style-name="T883"><text:tab/><text:tab/><text:tab/><text:tab/><text:tab/></text:span><text:span text:style-name="T884">},</text:span><text:span text:style-name="T885"/></text:p>
      <text:p text:style-name="P1"><text:span text:style-name="T885"><text:tab/><text:tab/><text:tab/><text:tab/><text:tab/></text:span><text:span text:style-name="T886">{</text:span><text:span text:style-name="T887"/></text:p>
      <text:p text:style-name="P1"><text:span text:style-name="T887"><text:tab/><text:tab/><text:tab/><text:tab/><text:tab/><text:tab/></text:span><text:span text:style-name="T888">"internalType": "uint</text:span><text:span text:style-name="T889">256</text:span><text:span text:style-name="T890">",</text:span><text:span text:style-name="T891"/></text:p>
      <text:p text:style-name="P1"><text:span text:style-name="T891"><text:tab/><text:tab/><text:tab/><text:tab/><text:tab/><text:tab/></text:span><text:span text:style-name="T892">"name": "startTime",</text:span><text:span text:style-name="T893"/></text:p>
      <text:p text:style-name="P1"><text:span text:style-name="T893"><text:tab/><text:tab/><text:tab/><text:tab/><text:tab/><text:tab/></text:span><text:span text:style-name="T894">"type": "uint</text:span><text:span text:style-name="T895">256</text:span><text:span text:style-name="T896">"</text:span><text:span text:style-name="T897"/></text:p>
      <text:p text:style-name="P1"><text:span text:style-name="T897"><text:tab/><text:tab/><text:tab/><text:tab/><text:tab/></text:span><text:span text:style-name="T898">},</text:span><text:span text:style-name="T899"/></text:p>
      <text:p text:style-name="P1"><text:span text:style-name="T899"><text:tab/><text:tab/><text:tab/><text:tab/><text:tab/></text:span><text:span text:style-name="T900">{</text:span><text:span text:style-name="T901"/></text:p>
      <text:p text:style-name="P1"><text:span text:style-name="T901"><text:tab/><text:tab/><text:tab/><text:tab/><text:tab/><text:tab/></text:span><text:span text:style-name="T902">"internalType": "uint</text:span><text:span text:style-name="T903">256</text:span><text:span text:style-name="T904">",</text:span><text:span text:style-name="T905"/></text:p>
      <text:p text:style-name="P1"><text:span text:style-name="T905"><text:tab/><text:tab/><text:tab/><text:tab/><text:tab/><text:tab/></text:span><text:span text:style-name="T906">"name": "endTime",</text:span><text:span text:style-name="T907"/></text:p>
      <text:p text:style-name="P1"><text:span text:style-name="T907"><text:tab/><text:tab/><text:tab/><text:tab/><text:tab/><text:tab/></text:span><text:span text:style-name="T908">"type": "uint</text:span><text:span text:style-name="T909">256</text:span><text:span text:style-name="T910">"</text:span><text:span text:style-name="T911"/></text:p>
      <text:p text:style-name="P1"><text:span text:style-name="T911"><text:tab/><text:tab/><text:tab/><text:tab/><text:tab/></text:span><text:span text:style-name="T912">},</text:span><text:span text:style-name="T913"/></text:p>
      <text:p text:style-name="P1"><text:span text:style-name="T913"><text:tab/><text:tab/><text:tab/><text:tab/><text:tab/></text:span><text:span text:style-name="T914">{</text:span><text:span text:style-name="T915"/></text:p>
      <text:p text:style-name="P1"><text:span text:style-name="T915"><text:tab/><text:tab/><text:tab/><text:tab/><text:tab/><text:tab/></text:span><text:span text:style-name="T916">"internalType": "bool",</text:span><text:span text:style-name="T917"/></text:p>
      <text:p text:style-name="P1"><text:span text:style-name="T917"><text:tab/><text:tab/><text:tab/><text:tab/><text:tab/><text:tab/></text:span><text:span text:style-name="T918">"name": "playerASurrendered",</text:span><text:span text:style-name="T919"/></text:p>
      <text:p text:style-name="P1"><text:span text:style-name="T919"><text:tab/><text:tab/><text:tab/><text:tab/><text:tab/><text:tab/></text:span><text:span text:style-name="T920">"type": "bool"</text:span><text:span text:style-name="T921"/></text:p>
      <text:p text:style-name="P1"><text:span text:style-name="T921"><text:tab/><text:tab/><text:tab/><text:tab/><text:tab/></text:span><text:span text:style-name="T922">},</text:span><text:span text:style-name="T923"/></text:p>
      <text:p text:style-name="P1"><text:span text:style-name="T923"><text:tab/><text:tab/><text:tab/><text:tab/><text:tab/></text:span><text:span text:style-name="T924">{</text:span><text:span text:style-name="T925"/></text:p>
      <text:p text:style-name="P1"><text:span text:style-name="T925"><text:tab/><text:tab/><text:tab/><text:tab/><text:tab/><text:tab/></text:span><text:span text:style-name="T926">"internalType": "bool",</text:span><text:span text:style-name="T927"/></text:p>
      <text:p text:style-name="P1"><text:span text:style-name="T927"><text:tab/><text:tab/><text:tab/><text:tab/><text:tab/><text:tab/></text:span><text:span text:style-name="T928">"name": "playerBSurrendered",</text:span><text:span text:style-name="T929"/></text:p>
      <text:p text:style-name="P1"><text:span text:style-name="T929"><text:tab/><text:tab/><text:tab/><text:tab/><text:tab/><text:tab/></text:span><text:span text:style-name="T930">"type": "bool"</text:span><text:span text:style-name="T931"/></text:p>
      <text:p text:style-name="P1"><text:span text:style-name="T931"><text:tab/><text:tab/><text:tab/><text:tab/><text:tab/></text:span><text:span text:style-name="T932">},</text:span><text:span text:style-name="T933"/></text:p>
      <text:p text:style-name="P1"><text:span text:style-name="T933"><text:tab/><text:tab/><text:tab/><text:tab/><text:tab/></text:span><text:span text:style-name="T934">{</text:span><text:span text:style-name="T935"/></text:p>
      <text:p text:style-name="P1"><text:span text:style-name="T935"><text:tab/><text:tab/><text:tab/><text:tab/><text:tab/><text:tab/></text:span><text:span text:style-name="T936">"internalType": "bool",</text:span><text:span text:style-name="T937"/></text:p>
      <text:p text:style-name="P1"><text:span text:style-name="T937"><text:tab/><text:tab/><text:tab/><text:tab/><text:tab/><text:tab/></text:span><text:span text:style-name="T938">"name": "isActive",</text:span><text:span text:style-name="T939"/></text:p>
      <text:p text:style-name="P1"><text:span text:style-name="T939"><text:tab/><text:tab/><text:tab/><text:tab/><text:tab/><text:tab/></text:span><text:span text:style-name="T940">"type": "bool"</text:span><text:span text:style-name="T941"/></text:p>
      <text:p text:style-name="P1"><text:span text:style-name="T941"><text:tab/><text:tab/><text:tab/><text:tab/><text:tab/></text:span><text:span text:style-name="T942">},</text:span><text:span text:style-name="T943"/></text:p>
      <text:p text:style-name="P1"><text:span text:style-name="T943"><text:tab/><text:tab/><text:tab/><text:tab/><text:tab/></text:span><text:span text:style-name="T944">{</text:span><text:span text:style-name="T945"/></text:p>
      <text:p text:style-name="P1"><text:span text:style-name="T945"><text:tab/><text:tab/><text:tab/><text:tab/><text:tab/><text:tab/></text:span><text:span text:style-name="T946">"internalType": "uint</text:span><text:span text:style-name="T947">8</text:span><text:span text:style-name="T948">[</text:span><text:span text:style-name="T949">4</text:span><text:span text:style-name="T950">]",</text:span><text:span text:style-name="T951"/></text:p>
      <text:p text:style-name="P1"><text:span text:style-name="T951"><text:tab/><text:tab/><text:tab/><text:tab/><text:tab/><text:tab/></text:span><text:span text:style-name="T952">"name": "playerACards",</text:span><text:span text:style-name="T953"/></text:p>
      <text:p text:style-name="P1"><text:span text:style-name="T953"><text:tab/><text:tab/><text:tab/><text:tab/><text:tab/><text:tab/></text:span><text:span text:style-name="T954">"type": "uint</text:span><text:span text:style-name="T955">8</text:span><text:span text:style-name="T956">[</text:span><text:span text:style-name="T957">4</text:span><text:span text:style-name="T958">]"</text:span><text:span text:style-name="T959"/></text:p>
      <text:p text:style-name="P1"><text:span text:style-name="T959"><text:tab/><text:tab/><text:tab/><text:tab/><text:tab/></text:span><text:span text:style-name="T960">},</text:span><text:span text:style-name="T961"/></text:p>
      <text:p text:style-name="P1"><text:span text:style-name="T961"><text:tab/><text:tab/><text:tab/><text:tab/><text:tab/></text:span><text:span text:style-name="T962">{</text:span><text:span text:style-name="T963"/></text:p>
      <text:p text:style-name="P1"><text:span text:style-name="T963"><text:tab/><text:tab/><text:tab/><text:tab/><text:tab/><text:tab/></text:span><text:span text:style-name="T964">"internalType": "uint</text:span><text:span text:style-name="T965">8</text:span><text:span text:style-name="T966">[</text:span><text:span text:style-name="T967">4</text:span><text:span text:style-name="T968">]",</text:span><text:span text:style-name="T969"/></text:p>
      <text:p text:style-name="P1"><text:span text:style-name="T969"><text:tab/><text:tab/><text:tab/><text:tab/><text:tab/><text:tab/></text:span><text:span text:style-name="T970">"name": "playerBCards",</text:span><text:span text:style-name="T971"/></text:p>
      <text:p text:style-name="P1"><text:span text:style-name="T971"><text:tab/><text:tab/><text:tab/><text:tab/><text:tab/><text:tab/></text:span><text:span text:style-name="T972">"type": "uint</text:span><text:span text:style-name="T973">8</text:span><text:span text:style-name="T974">[</text:span><text:span text:style-name="T975">4</text:span><text:span text:style-name="T976">]"</text:span><text:span text:style-name="T977"/></text:p>
      <text:p text:style-name="P1"><text:span text:style-name="T977"><text:tab/><text:tab/><text:tab/><text:tab/><text:tab/></text:span><text:span text:style-name="T978">},</text:span><text:span text:style-name="T979"/></text:p>
      <text:p text:style-name="P1"><text:span text:style-name="T979"><text:tab/><text:tab/><text:tab/><text:tab/><text:tab/></text:span><text:span text:style-name="T980">{</text:span><text:span text:style-name="T981"/></text:p>
      <text:p text:style-name="P1"><text:span text:style-name="T981"><text:tab/><text:tab/><text:tab/><text:tab/><text:tab/><text:tab/></text:span><text:span text:style-name="T982">"internalType": "enum CardDuelEngine.GameState",</text:span><text:span text:style-name="T983"/></text:p>
      <text:p text:style-name="P1"><text:span text:style-name="T983"><text:tab/><text:tab/><text:tab/><text:tab/><text:tab/><text:tab/></text:span><text:span text:style-name="T984">"name": "state",</text:span><text:span text:style-name="T985"/></text:p>
      <text:p text:style-name="P1"><text:span text:style-name="T985"><text:tab/><text:tab/><text:tab/><text:tab/><text:tab/><text:tab/></text:span><text:span text:style-name="T986">"type": "uint</text:span><text:span text:style-name="T987">8</text:span><text:span text:style-name="T988">"</text:span><text:span text:style-name="T989"/></text:p>
      <text:p text:style-name="P1"><text:span text:style-name="T989"><text:tab/><text:tab/><text:tab/><text:tab/><text:tab/></text:span><text:span text:style-name="T990">}</text:span><text:span text:style-name="T991"/></text:p>
      <text:p text:style-name="P1"><text:span text:style-name="T991"><text:tab/><text:tab/><text:tab/><text:tab/></text:span><text:span text:style-name="T992">],</text:span><text:span text:style-name="T993"/></text:p>
      <text:p text:style-name="P1"><text:span text:style-name="T993"><text:tab/><text:tab/><text:tab/><text:tab/></text:span><text:span text:style-name="T994">"internalType": "struct CardDuelEngine.Game",</text:span><text:span text:style-name="T995"/></text:p>
      <text:p text:style-name="P1"><text:span text:style-name="T995"><text:tab/><text:tab/><text:tab/><text:tab/></text:span><text:span text:style-name="T996">"name": "",</text:span><text:span text:style-name="T997"/></text:p>
      <text:p text:style-name="P1"><text:span text:style-name="T997"><text:tab/><text:tab/><text:tab/><text:tab/></text:span><text:span text:style-name="T998">"type": "tuple"</text:span><text:span text:style-name="T999"/></text:p>
      <text:p text:style-name="P1"><text:span text:style-name="T999"><text:tab/><text:tab/><text:tab/></text:span><text:span text:style-name="T1000">}</text:span><text:span text:style-name="T1001"/></text:p>
      <text:p text:style-name="P1"><text:span text:style-name="T1001"><text:tab/><text:tab/></text:span><text:span text:style-name="T1002">],</text:span><text:span text:style-name="T1003"/></text:p>
      <text:p text:style-name="P1"><text:span text:style-name="T1003"><text:tab/><text:tab/></text:span><text:span text:style-name="T1004">"stateMutability": "view",</text:span><text:span text:style-name="T1005"/></text:p>
      <text:p text:style-name="P1"><text:span text:style-name="T1005"><text:tab/><text:tab/></text:span><text:span text:style-name="T1006">"type": "function"</text:span><text:span text:style-name="T1007"/></text:p>
      <text:p text:style-name="P1"><text:span text:style-name="T1007"><text:tab/></text:span><text:span text:style-name="T1008">},</text:span><text:span text:style-name="T1009"/></text:p>
      <text:p text:style-name="P1"><text:span text:style-name="T1009"><text:tab/></text:span><text:span text:style-name="T1010">{</text:span><text:span text:style-name="T1011"/></text:p>
      <text:p text:style-name="P1"><text:span text:style-name="T1011"><text:tab/><text:tab/></text:span><text:span text:style-name="T1012">"inputs": [],</text:span><text:span text:style-name="T1013"/></text:p>
      <text:p text:style-name="P1"><text:span text:style-name="T1013"><text:tab/><text:tab/></text:span><text:span text:style-name="T1014">"name": "owner",</text:span><text:span text:style-name="T1015"/></text:p>
      <text:p text:style-name="P1"><text:span text:style-name="T1015"><text:tab/><text:tab/></text:span><text:span text:style-name="T1016">"outputs": [</text:span><text:span text:style-name="T1017"/></text:p>
      <text:p text:style-name="P1"><text:span text:style-name="T1017"><text:tab/><text:tab/><text:tab/></text:span><text:span text:style-name="T1018">{</text:span><text:span text:style-name="T1019"/></text:p>
      <text:p text:style-name="P1"><text:span text:style-name="T1019"><text:tab/><text:tab/><text:tab/><text:tab/></text:span><text:span text:style-name="T1020">"internalType": "address",</text:span><text:span text:style-name="T1021"/></text:p>
      <text:p text:style-name="P1"><text:span text:style-name="T1021"><text:tab/><text:tab/><text:tab/><text:tab/></text:span><text:span text:style-name="T1022">"name": "",</text:span><text:span text:style-name="T1023"/></text:p>
      <text:p text:style-name="P1"><text:span text:style-name="T1023"><text:tab/><text:tab/><text:tab/><text:tab/></text:span><text:span text:style-name="T1024">"type": "address"</text:span><text:span text:style-name="T1025"/></text:p>
      <text:p text:style-name="P1"><text:span text:style-name="T1025"><text:tab/><text:tab/><text:tab/></text:span><text:span text:style-name="T1026">}</text:span><text:span text:style-name="T1027"/></text:p>
      <text:p text:style-name="P1"><text:span text:style-name="T1027"><text:tab/><text:tab/></text:span><text:span text:style-name="T1028">],</text:span><text:span text:style-name="T1029"/></text:p>
      <text:p text:style-name="P1"><text:span text:style-name="T1029"><text:tab/><text:tab/></text:span><text:span text:style-name="T1030">"stateMutability": "view",</text:span><text:span text:style-name="T1031"/></text:p>
      <text:p text:style-name="P1"><text:span text:style-name="T1031"><text:tab/><text:tab/></text:span><text:span text:style-name="T1032">"type": "function"</text:span><text:span text:style-name="T1033"/></text:p>
      <text:p text:style-name="P1"><text:span text:style-name="T1033"><text:tab/></text:span><text:span text:style-name="T1034">},</text:span><text:span text:style-name="T1035"/></text:p>
      <text:p text:style-name="P1"><text:span text:style-name="T1035"><text:tab/></text:span><text:span text:style-name="T1036">{</text:span><text:span text:style-name="T1037"/></text:p>
      <text:p text:style-name="P1"><text:span text:style-name="T1037"><text:tab/><text:tab/></text:span><text:span text:style-name="T1038">"inputs": [</text:span><text:span text:style-name="T1039"/></text:p>
      <text:p text:style-name="P1"><text:span text:style-name="T1039"><text:tab/><text:tab/><text:tab/></text:span><text:span text:style-name="T1040">{</text:span><text:span text:style-name="T1041"/></text:p>
      <text:p text:style-name="P1"><text:span text:style-name="T1041"><text:tab/><text:tab/><text:tab/><text:tab/></text:span><text:span text:style-name="T1042">"internalType": "address",</text:span><text:span text:style-name="T1043"/></text:p>
      <text:p text:style-name="P1"><text:span text:style-name="T1043"><text:tab/><text:tab/><text:tab/><text:tab/></text:span><text:span text:style-name="T1044">"name": "",</text:span><text:span text:style-name="T1045"/></text:p>
      <text:p text:style-name="P1"><text:span text:style-name="T1045"><text:tab/><text:tab/><text:tab/><text:tab/></text:span><text:span text:style-name="T1046">"type": "address"</text:span><text:span text:style-name="T1047"/></text:p>
      <text:p text:style-name="P1"><text:span text:style-name="T1047"><text:tab/><text:tab/><text:tab/></text:span><text:span text:style-name="T1048">},</text:span><text:span text:style-name="T1049"/></text:p>
      <text:p text:style-name="P1"><text:span text:style-name="T1049"><text:tab/><text:tab/><text:tab/></text:span><text:span text:style-name="T1050">{</text:span><text:span text:style-name="T1051"/></text:p>
      <text:p text:style-name="P1"><text:span text:style-name="T1051"><text:tab/><text:tab/><text:tab/><text:tab/></text:span><text:span text:style-name="T1052">"internalType": "uint</text:span><text:span text:style-name="T1053">256</text:span><text:span text:style-name="T1054">",</text:span><text:span text:style-name="T1055"/></text:p>
      <text:p text:style-name="P1"><text:span text:style-name="T1055"><text:tab/><text:tab/><text:tab/><text:tab/></text:span><text:span text:style-name="T1056">"name": "",</text:span><text:span text:style-name="T1057"/></text:p>
      <text:p text:style-name="P1"><text:span text:style-name="T1057"><text:tab/><text:tab/><text:tab/><text:tab/></text:span><text:span text:style-name="T1058">"type": "uint</text:span><text:span text:style-name="T1059">256</text:span><text:span text:style-name="T1060">"</text:span><text:span text:style-name="T1061"/></text:p>
      <text:p text:style-name="P1"><text:span text:style-name="T1061"><text:tab/><text:tab/><text:tab/></text:span><text:span text:style-name="T1062">}</text:span><text:span text:style-name="T1063"/></text:p>
      <text:p text:style-name="P1"><text:span text:style-name="T1063"><text:tab/><text:tab/></text:span><text:span text:style-name="T1064">],</text:span><text:span text:style-name="T1065"/></text:p>
      <text:p text:style-name="P1"><text:span text:style-name="T1065"><text:tab/><text:tab/></text:span><text:span text:style-name="T1066">"name": "playerGames",</text:span><text:span text:style-name="T1067"/></text:p>
      <text:p text:style-name="P1"><text:span text:style-name="T1067"><text:tab/><text:tab/></text:span><text:span text:style-name="T1068">"outputs": [</text:span><text:span text:style-name="T1069"/></text:p>
      <text:p text:style-name="P1"><text:span text:style-name="T1069"><text:tab/><text:tab/><text:tab/></text:span><text:span text:style-name="T1070">{</text:span><text:span text:style-name="T1071"/></text:p>
      <text:p text:style-name="P1"><text:span text:style-name="T1071"><text:tab/><text:tab/><text:tab/><text:tab/></text:span><text:span text:style-name="T1072">"internalType": "uint</text:span><text:span text:style-name="T1073">256</text:span><text:span text:style-name="T1074">",</text:span><text:span text:style-name="T1075"/></text:p>
      <text:p text:style-name="P1"><text:span text:style-name="T1075"><text:tab/><text:tab/><text:tab/><text:tab/></text:span><text:span text:style-name="T1076">"name": "",</text:span><text:span text:style-name="T1077"/></text:p>
      <text:p text:style-name="P1"><text:span text:style-name="T1077"><text:tab/><text:tab/><text:tab/><text:tab/></text:span><text:span text:style-name="T1078">"type": "uint</text:span><text:span text:style-name="T1079">256</text:span><text:span text:style-name="T1080">"</text:span><text:span text:style-name="T1081"/></text:p>
      <text:p text:style-name="P1"><text:span text:style-name="T1081"><text:tab/><text:tab/><text:tab/></text:span><text:span text:style-name="T1082">}</text:span><text:span text:style-name="T1083"/></text:p>
      <text:p text:style-name="P1"><text:span text:style-name="T1083"><text:tab/><text:tab/></text:span><text:span text:style-name="T1084">],</text:span><text:span text:style-name="T1085"/></text:p>
      <text:p text:style-name="P1"><text:span text:style-name="T1085"><text:tab/><text:tab/></text:span><text:span text:style-name="T1086">"stateMutability": "view",</text:span><text:span text:style-name="T1087"/></text:p>
      <text:p text:style-name="P1"><text:span text:style-name="T1087"><text:tab/><text:tab/></text:span><text:span text:style-name="T1088">"type": "function"</text:span><text:span text:style-name="T1089"/></text:p>
      <text:p text:style-name="P1"><text:span text:style-name="T1089"><text:tab/></text:span><text:span text:style-name="T1090">},</text:span><text:span text:style-name="T1091"/></text:p>
      <text:p text:style-name="P1"><text:span text:style-name="T1091"><text:tab/></text:span><text:span text:style-name="T1092">{</text:span><text:span text:style-name="T1093"/></text:p>
      <text:p text:style-name="P1"><text:span text:style-name="T1093"><text:tab/><text:tab/></text:span><text:span text:style-name="T1094">"inputs": [</text:span><text:span text:style-name="T1095"/></text:p>
      <text:p text:style-name="P1"><text:span text:style-name="T1095"><text:tab/><text:tab/><text:tab/></text:span><text:span text:style-name="T1096">{</text:span><text:span text:style-name="T1097"/></text:p>
      <text:p text:style-name="P1"><text:span text:style-name="T1097"><text:tab/><text:tab/><text:tab/><text:tab/></text:span><text:span text:style-name="T1098">"internalType": "uint</text:span><text:span text:style-name="T1099">256</text:span><text:span text:style-name="T1100">",</text:span><text:span text:style-name="T1101"/></text:p>
      <text:p text:style-name="P1"><text:span text:style-name="T1101"><text:tab/><text:tab/><text:tab/><text:tab/></text:span><text:span text:style-name="T1102">"name": "",</text:span><text:span text:style-name="T1103"/></text:p>
      <text:p text:style-name="P1"><text:span text:style-name="T1103"><text:tab/><text:tab/><text:tab/><text:tab/></text:span><text:span text:style-name="T1104">"type": "uint</text:span><text:span text:style-name="T1105">256</text:span><text:span text:style-name="T1106">"</text:span><text:span text:style-name="T1107"/></text:p>
      <text:p text:style-name="P1"><text:span text:style-name="T1107"><text:tab/><text:tab/><text:tab/></text:span><text:span text:style-name="T1108">},</text:span><text:span text:style-name="T1109"/></text:p>
      <text:p text:style-name="P1"><text:span text:style-name="T1109"><text:tab/><text:tab/><text:tab/></text:span><text:span text:style-name="T1110">{</text:span><text:span text:style-name="T1111"/></text:p>
      <text:p text:style-name="P1"><text:span text:style-name="T1111"><text:tab/><text:tab/><text:tab/><text:tab/></text:span><text:span text:style-name="T1112">"internalType": "address",</text:span><text:span text:style-name="T1113"/></text:p>
      <text:p text:style-name="P1"><text:span text:style-name="T1113"><text:tab/><text:tab/><text:tab/><text:tab/></text:span><text:span text:style-name="T1114">"name": "",</text:span><text:span text:style-name="T1115"/></text:p>
      <text:p text:style-name="P1"><text:span text:style-name="T1115"><text:tab/><text:tab/><text:tab/><text:tab/></text:span><text:span text:style-name="T1116">"type": "address"</text:span><text:span text:style-name="T1117"/></text:p>
      <text:p text:style-name="P1"><text:span text:style-name="T1117"><text:tab/><text:tab/><text:tab/></text:span><text:span text:style-name="T1118">}</text:span><text:span text:style-name="T1119"/></text:p>
      <text:p text:style-name="P1"><text:span text:style-name="T1119"><text:tab/><text:tab/></text:span><text:span text:style-name="T1120">],</text:span><text:span text:style-name="T1121"/></text:p>
      <text:p text:style-name="P1"><text:span text:style-name="T1121"><text:tab/><text:tab/></text:span><text:span text:style-name="T1122">"name": "playerLayouts",</text:span><text:span text:style-name="T1123"/></text:p>
      <text:p text:style-name="P1"><text:span text:style-name="T1123"><text:tab/><text:tab/></text:span><text:span text:style-name="T1124">"outputs": [</text:span><text:span text:style-name="T1125"/></text:p>
      <text:p text:style-name="P1"><text:span text:style-name="T1125"><text:tab/><text:tab/><text:tab/></text:span><text:span text:style-name="T1126">{</text:span><text:span text:style-name="T1127"/></text:p>
      <text:p text:style-name="P1"><text:span text:style-name="T1127"><text:tab/><text:tab/><text:tab/><text:tab/></text:span><text:span text:style-name="T1128">"internalType": "uint</text:span><text:span text:style-name="T1129">8</text:span><text:span text:style-name="T1130">",</text:span><text:span text:style-name="T1131"/></text:p>
      <text:p text:style-name="P1"><text:span text:style-name="T1131"><text:tab/><text:tab/><text:tab/><text:tab/></text:span><text:span text:style-name="T1132">"name": "split",</text:span><text:span text:style-name="T1133"/></text:p>
      <text:p text:style-name="P1"><text:span text:style-name="T1133"><text:tab/><text:tab/><text:tab/><text:tab/></text:span><text:span text:style-name="T1134">"type": "uint</text:span><text:span text:style-name="T1135">8</text:span><text:span text:style-name="T1136">"</text:span><text:span text:style-name="T1137"/></text:p>
      <text:p text:style-name="P1"><text:span text:style-name="T1137"><text:tab/><text:tab/><text:tab/></text:span><text:span text:style-name="T1138">},</text:span><text:span text:style-name="T1139"/></text:p>
      <text:p text:style-name="P1"><text:span text:style-name="T1139"><text:tab/><text:tab/><text:tab/></text:span><text:span text:style-name="T1140">{</text:span><text:span text:style-name="T1141"/></text:p>
      <text:p text:style-name="P1"><text:span text:style-name="T1141"><text:tab/><text:tab/><text:tab/><text:tab/></text:span><text:span text:style-name="T1142">"internalType": "bool",</text:span><text:span text:style-name="T1143"/></text:p>
      <text:p text:style-name="P1"><text:span text:style-name="T1143"><text:tab/><text:tab/><text:tab/><text:tab/></text:span><text:span text:style-name="T1144">"name": "surrendered",</text:span><text:span text:style-name="T1145"/></text:p>
      <text:p text:style-name="P1"><text:span text:style-name="T1145"><text:tab/><text:tab/><text:tab/><text:tab/></text:span><text:span text:style-name="T1146">"type": "bool"</text:span><text:span text:style-name="T1147"/></text:p>
      <text:p text:style-name="P1"><text:span text:style-name="T1147"><text:tab/><text:tab/><text:tab/></text:span><text:span text:style-name="T1148">}</text:span><text:span text:style-name="T1149"/></text:p>
      <text:p text:style-name="P1"><text:span text:style-name="T1149"><text:tab/><text:tab/></text:span><text:span text:style-name="T1150">],</text:span><text:span text:style-name="T1151"/></text:p>
      <text:p text:style-name="P1"><text:span text:style-name="T1151"><text:tab/><text:tab/></text:span><text:span text:style-name="T1152">"stateMutability": "view",</text:span><text:span text:style-name="T1153"/></text:p>
      <text:p text:style-name="P1"><text:span text:style-name="T1153"><text:tab/><text:tab/></text:span><text:span text:style-name="T1154">"type": "function"</text:span><text:span text:style-name="T1155"/></text:p>
      <text:p text:style-name="P1"><text:span text:style-name="T1155"><text:tab/></text:span><text:span text:style-name="T1156">},</text:span><text:span text:style-name="T1157"/></text:p>
      <text:p text:style-name="P1"><text:span text:style-name="T1157"><text:tab/></text:span><text:span text:style-name="T1158">{</text:span><text:span text:style-name="T1159"/></text:p>
      <text:p text:style-name="P1"><text:span text:style-name="T1159"><text:tab/><text:tab/></text:span><text:span text:style-name="T1160">"inputs": [],</text:span><text:span text:style-name="T1161"/></text:p>
      <text:p text:style-name="P1"><text:span text:style-name="T1161"><text:tab/><text:tab/></text:span><text:span text:style-name="T1162">"name": "totalGames",</text:span><text:span text:style-name="T1163"/></text:p>
      <text:p text:style-name="P1"><text:span text:style-name="T1163"><text:tab/><text:tab/></text:span><text:span text:style-name="T1164">"outputs": [</text:span><text:span text:style-name="T1165"/></text:p>
      <text:p text:style-name="P1"><text:span text:style-name="T1165"><text:tab/><text:tab/><text:tab/></text:span><text:span text:style-name="T1166">{</text:span><text:span text:style-name="T1167"/></text:p>
      <text:p text:style-name="P1"><text:span text:style-name="T1167"><text:tab/><text:tab/><text:tab/><text:tab/></text:span><text:span text:style-name="T1168">"internalType": "uint</text:span><text:span text:style-name="T1169">256</text:span><text:span text:style-name="T1170">",</text:span><text:span text:style-name="T1171"/></text:p>
      <text:p text:style-name="P1"><text:span text:style-name="T1171"><text:tab/><text:tab/><text:tab/><text:tab/></text:span><text:span text:style-name="T1172">"name": "",</text:span><text:span text:style-name="T1173"/></text:p>
      <text:p text:style-name="P1"><text:span text:style-name="T1173"><text:tab/><text:tab/><text:tab/><text:tab/></text:span><text:span text:style-name="T1174">"type": "uint</text:span><text:span text:style-name="T1175">256</text:span><text:span text:style-name="T1176">"</text:span><text:span text:style-name="T1177"/></text:p>
      <text:p text:style-name="P1"><text:span text:style-name="T1177"><text:tab/><text:tab/><text:tab/></text:span><text:span text:style-name="T1178">}</text:span><text:span text:style-name="T1179"/></text:p>
      <text:p text:style-name="P1"><text:span text:style-name="T1179"><text:tab/><text:tab/></text:span><text:span text:style-name="T1180">],</text:span><text:span text:style-name="T1181"/></text:p>
      <text:p text:style-name="P1"><text:span text:style-name="T1181"><text:tab/><text:tab/></text:span><text:span text:style-name="T1182">"stateMutability": "view",</text:span><text:span text:style-name="T1183"/></text:p>
      <text:p text:style-name="P1"><text:span text:style-name="T1183"><text:tab/><text:tab/></text:span><text:span text:style-name="T1184">"type": "function"</text:span><text:span text:style-name="T1185"/></text:p>
      <text:p text:style-name="P1"><text:span text:style-name="T1185"><text:tab/></text:span><text:span text:style-name="T1186">}</text:span><text:span text:style-name="T1187"/></text:p>
      <text:p text:style-name="P1"><text:span text:style-name="T1188">]</text:span><text:span text:style-name="T1189"/></text:p>
      <text:p text:style-name="P1"><text:span text:style-name="T1190"/></text:p>
      <text:p text:style-name="P1"><text:span text:style-name="T1190"/></text:p>
      <text:p text:style-name="P1"><text:span text:style-name="T1190"/></text:p>
      <text:p text:style-name="P1"><text:span text:style-name="T1190"/></text:p>
      <text:p text:style-name="P1"><text:span text:style-name="T1191">创建文件不写入任何代码</text:span><text:span text:style-name="T1192">，</text:span><text:span text:style-name="T1193">结构图</text:span><text:span text:style-name="T1194">（</text:span><text:span text:style-name="T1195">全套</text:span><text:span text:style-name="T1196">）Card</text:span><text:span text:style-name="T1197">9</text:span><text:span text:style-name="T1198">Chain_Project/<text:s/></text:span><text:span text:style-name="T1199"/></text:p>
      <text:p text:style-name="P1"><text:span text:style-name="T1200"><text:s/>│<text:s/></text:span><text:span text:style-name="T1201"/></text:p>
      <text:p text:style-name="P1"><text:span text:style-name="T1202"><text:s/>├──<text:s/></text:span><text:span text:style-name="T1203">1</text:span><text:span text:style-name="T1204">_smart_contracts/<text:s text:c="17"/># Solidity<text:s/></text:span><text:span text:style-name="T1205">合约文件夹<text:s/></text:span><text:span text:style-name="T1206"/></text:p>
      <text:p text:style-name="P1"><text:span text:style-name="T1207"><text:s/>│<text:s text:c="3"/>├──<text:s/></text:span><text:span text:style-name="T1208">Card</text:span><text:span text:style-name="T1209">9</text:span><text:span text:style-name="T1210">.sol<text:s text:c="23"/>#<text:s/></text:span><text:span text:style-name="T1211">核心合约</text:span><text:span text:style-name="T1212">，</text:span><text:span text:style-name="T1213">含发牌</text:span><text:span text:style-name="T1214">、</text:span><text:span text:style-name="T1215">比牌</text:span><text:span text:style-name="T1216">、</text:span><text:span text:style-name="T1217">结算逻辑<text:s/></text:span><text:span text:style-name="T1218"/></text:p>
      <text:p text:style-name="P1"><text:span text:style-name="T1219"><text:s/>│<text:s text:c="3"/>├──<text:s/></text:span><text:span text:style-name="T1220">MatchManager.sol<text:s text:c="16"/>#<text:s/></text:span><text:span text:style-name="T1221">对局创建</text:span><text:span text:style-name="T1222">、</text:span><text:span text:style-name="T1223">状态机管理<text:s/></text:span><text:span text:style-name="T1224"/></text:p>
      <text:p text:style-name="P1"><text:span text:style-name="T1225"><text:s/>│<text:s text:c="3"/>├──<text:s/></text:span><text:span text:style-name="T1226">CardEngine.sol<text:s text:c="18"/>#<text:s/></text:span><text:span text:style-name="T1227">牌型判定与特殊牌型逻辑<text:s/></text:span><text:span text:style-name="T1228"/></text:p>
      <text:p text:style-name="P1"><text:span text:style-name="T1229"><text:s/>│<text:s text:c="3"/>├──<text:s/></text:span><text:span text:style-name="T1230">CompareLogic.sol<text:s text:c="16"/>#<text:s/></text:span><text:span text:style-name="T1231">普通牌比牌算法<text:s/></text:span><text:span text:style-name="T1232"/></text:p>
      <text:p text:style-name="P1"><text:span text:style-name="T1233"><text:s/>│<text:s text:c="3"/>├──<text:s/></text:span><text:span text:style-name="T1234">SettlementEngine.sol<text:s text:c="12"/>#<text:s/></text:span><text:span text:style-name="T1235">资金结算</text:span><text:span text:style-name="T1236">、</text:span><text:span text:style-name="T1237">服务费</text:span><text:span text:style-name="T1238">、Gas</text:span><text:span text:style-name="T1239">处理<text:s/></text:span><text:span text:style-name="T1240"/></text:p>
      <text:p text:style-name="P1"><text:span text:style-name="T1241"><text:s/>│<text:s text:c="3"/>├──<text:s/></text:span><text:span text:style-name="T1242">Treasury.sol<text:s text:c="21"/>#<text:s/></text:span><text:span text:style-name="T1243">内部冻结账本<text:s/></text:span><text:span text:style-name="T1244"/></text:p>
      <text:p text:style-name="P1"><text:span text:style-name="T1245"><text:s/>│<text:s text:c="3"/>└──<text:s/></text:span><text:span text:style-name="T1246">interfaces/<text:s text:c="21"/>#<text:s/></text:span><text:span text:style-name="T1247">合约接口文件夹<text:s/></text:span><text:span text:style-name="T1248"/></text:p>
      <text:p text:style-name="P1"><text:span text:style-name="T1249"><text:s/>│<text:s text:c="7"/>└──<text:s/></text:span><text:span text:style-name="T1250">ICard</text:span><text:span text:style-name="T1251">9</text:span><text:span text:style-name="T1252">.sol<text:s text:c="18"/>#<text:s/></text:span><text:span text:style-name="T1253">标准化接口<text:s/></text:span><text:span text:style-name="T1254"/></text:p>
      <text:p text:style-name="P1"><text:span text:style-name="T1255"><text:s/>│<text:s/></text:span><text:span text:style-name="T1256"/></text:p>
      <text:p text:style-name="P1"><text:span text:style-name="T1257"><text:s/>├──<text:s/></text:span><text:span text:style-name="T1258">2</text:span><text:span text:style-name="T1259">_frontend/<text:s text:c="25"/>#<text:s/></text:span><text:span text:style-name="T1260">前端代码<text:s/></text:span><text:span text:style-name="T1261"/></text:p>
      <text:p text:style-name="P1"><text:span text:style-name="T1262"><text:s/>│<text:s text:c="3"/>├──<text:s/></text:span><text:span text:style-name="T1263">package.json<text:s text:c="21"/># NPM<text:s/></text:span><text:span text:style-name="T1264">配置<text:s/></text:span><text:span text:style-name="T1265"/></text:p>
      <text:p text:style-name="P1"><text:span text:style-name="T1266"><text:s/>│<text:s text:c="3"/>├──<text:s/></text:span><text:span text:style-name="T1267">public/<text:s/></text:span><text:span text:style-name="T1268"/></text:p>
      <text:p text:style-name="P1"><text:span text:style-name="T1269"><text:s/>│<text:s text:c="3"/>│<text:s text:c="3"/>└──<text:s/></text:span><text:span text:style-name="T1270">index.html<text:s text:c="19"/># HTML</text:span><text:span text:style-name="T1271">入口<text:s/></text:span><text:span text:style-name="T1272"/></text:p>
      <text:p text:style-name="P1"><text:span text:style-name="T1273"><text:s/>│<text:s text:c="3"/>├──<text:s/></text:span><text:span text:style-name="T1274">src/<text:s/></text:span><text:span text:style-name="T1275"/></text:p>
      <text:p text:style-name="P1"><text:span text:style-name="T1276"><text:s/>│<text:s text:c="3"/>│<text:s text:c="3"/>├──<text:s/></text:span><text:span text:style-name="T1277">App.jsx<text:s text:c="23"/>#<text:s/></text:span><text:span text:style-name="T1278">主入口<text:s/></text:span><text:span text:style-name="T1279"/></text:p>
      <text:p text:style-name="P1"><text:span text:style-name="T1280"><text:s/>│<text:s text:c="3"/>│<text:s text:c="3"/>├──<text:s/></text:span><text:span text:style-name="T1281">components/<text:s text:c="18"/># UI</text:span><text:span text:style-name="T1282">组件<text:s/></text:span><text:span text:style-name="T1283"/></text:p>
      <text:p text:style-name="P1"><text:span text:style-name="T1284"><text:s/>│<text:s text:c="3"/>│<text:s text:c="3"/>│<text:s text:c="3"/>├──<text:s/></text:span><text:span text:style-name="T1285">Lobby.jsx<text:s text:c="17"/>#<text:s/></text:span><text:span text:style-name="T1286">匹配大厅<text:s/></text:span><text:span text:style-name="T1287"/></text:p>
      <text:p text:style-name="P1"><text:span text:style-name="T1288"><text:s/>│<text:s text:c="3"/>│<text:s text:c="3"/>│<text:s text:c="3"/>├──<text:s/></text:span><text:span text:style-name="T1289">GameTable.jsx<text:s text:c="13"/>#<text:s/></text:span><text:span text:style-name="T1290">发牌桌<text:s/></text:span><text:span text:style-name="T1291"/></text:p>
      <text:p text:style-name="P1"><text:span text:style-name="T1292"><text:s/>│<text:s text:c="3"/>│<text:s text:c="3"/>│<text:s text:c="3"/>├──<text:s/></text:span><text:span text:style-name="T1293">Card.jsx<text:s text:c="18"/>#<text:s/></text:span><text:span text:style-name="T1294">单张卡牌<text:s/></text:span><text:span text:style-name="T1295"/></text:p>
      <text:p text:style-name="P1"><text:span text:style-name="T1296"><text:s/>│<text:s text:c="3"/>│<text:s text:c="3"/>│<text:s text:c="3"/>├──<text:s/></text:span><text:span text:style-name="T1297">Countdown.jsx<text:s text:c="13"/>#<text:s/></text:span><text:span text:style-name="T1298">倒计时组件<text:s/></text:span><text:span text:style-name="T1299"/></text:p>
      <text:p text:style-name="P1"><text:span text:style-name="T1300"><text:s/>│<text:s text:c="3"/>│<text:s text:c="3"/>│<text:s text:c="3"/>└──<text:s/></text:span><text:span text:style-name="T1301">ResultPopup.jsx<text:s text:c="11"/>#<text:s/></text:span><text:span text:style-name="T1302">胜负弹窗<text:s/></text:span><text:span text:style-name="T1303"/></text:p>
      <text:p text:style-name="P1"><text:span text:style-name="T1304"><text:s/>│<text:s text:c="3"/>│<text:s text:c="3"/>├──<text:s/></text:span><text:span text:style-name="T1305">hooks/<text:s text:c="24"/>#<text:s/></text:span><text:span text:style-name="T1306">自定义</text:span><text:span text:style-name="T1307">hooks<text:s/></text:span><text:span text:style-name="T1308"/></text:p>
      <text:p text:style-name="P1"><text:span text:style-name="T1309"><text:s/>│<text:s text:c="3"/>│<text:s text:c="3"/>│<text:s text:c="3"/>└──<text:s/></text:span><text:span text:style-name="T1310">useWallet.js<text:s text:c="14"/>#<text:s/></text:span><text:span text:style-name="T1311">钱包连接与余额校验<text:s/></text:span><text:span text:style-name="T1312"/></text:p>
      <text:p text:style-name="P1"><text:span text:style-name="T1313"><text:s/>│<text:s text:c="3"/>│<text:s text:c="3"/>├──<text:s/></text:span><text:span text:style-name="T1314">utils/<text:s text:c="24"/>#<text:s/></text:span><text:span text:style-name="T1315">工具函数<text:s/></text:span><text:span text:style-name="T1316"/></text:p>
      <text:p text:style-name="P1"><text:span text:style-name="T1317"><text:s/>│<text:s text:c="3"/>│<text:s text:c="3"/>│<text:s text:c="3"/>├──<text:s/></text:span><text:span text:style-name="T1318">cardLogic.js<text:s text:c="15"/># AB</text:span><text:span text:style-name="T1319">组自动交换</text:span><text:span text:style-name="T1320">、</text:span><text:span text:style-name="T1321">牌型点数计算<text:s/></text:span><text:span text:style-name="T1322"/></text:p>
      <text:p text:style-name="P1"><text:span text:style-name="T1323"><text:s/>│<text:s text:c="3"/>│<text:s text:c="3"/>│<text:s text:c="3"/>└──<text:s/></text:span><text:span text:style-name="T1324">api.js<text:s text:c="21"/>#<text:s/></text:span><text:span text:style-name="T1325">与后端<text:s/></text:span><text:span text:style-name="T1326">/<text:s/></text:span><text:span text:style-name="T1327">链交互<text:s/></text:span><text:span text:style-name="T1328"/></text:p>
      <text:p text:style-name="P1"><text:span text:style-name="T1329"><text:s/>│<text:s text:c="3"/>│<text:s text:c="3"/>└──<text:s/></text:span><text:span text:style-name="T1330">styles/<text:s text:c="24"/>#<text:s/></text:span><text:span text:style-name="T1331">样式<text:s/></text:span><text:span text:style-name="T1332"/></text:p>
      <text:p text:style-name="P1"><text:span text:style-name="T1333"><text:s/>│<text:s text:c="3"/>│<text:s text:c="7"/>├──<text:s/></text:span><text:span text:style-name="T1334">theme.css<text:s text:c="18"/>#<text:s/></text:span><text:span text:style-name="T1335">主题<text:s/></text:span><text:span text:style-name="T1336"/></text:p>
      <text:p text:style-name="P1"><text:span text:style-name="T1337"><text:s/>│<text:s text:c="3"/>│<text:s text:c="7"/>└──<text:s/></text:span><text:span text:style-name="T1338">game.css<text:s text:c="19"/>#<text:s/></text:span><text:span text:style-name="T1339">游戏桌样式<text:s/></text:span><text:span text:style-name="T1340"/></text:p>
      <text:p text:style-name="P1"><text:span text:style-name="T1341"><text:s/>│<text:s/></text:span><text:span text:style-name="T1342"/></text:p>
      <text:p text:style-name="P1"><text:span text:style-name="T1343"><text:s/>├──<text:s/></text:span><text:span text:style-name="T1344">3</text:span><text:span text:style-name="T1345">_backend/<text:s text:c="26"/>#<text:s/></text:span><text:span text:style-name="T1346">后端索引与<text:s/></text:span><text:span text:style-name="T1347">API<text:s/></text:span><text:span text:style-name="T1348"/></text:p>
      <text:p text:style-name="P1"><text:span text:style-name="T1349"><text:s/>│<text:s text:c="3"/>├──<text:s/></text:span><text:span text:style-name="T1350">package.json<text:s/></text:span><text:span text:style-name="T1351"/></text:p>
      <text:p text:style-name="P1"><text:span text:style-name="T1352"><text:s/>│<text:s text:c="3"/>├──<text:s/></text:span><text:span text:style-name="T1353">server.js<text:s text:c="24"/># Node / Express<text:s/></text:span><text:span text:style-name="T1354">主入口<text:s/></text:span><text:span text:style-name="T1355"/></text:p>
      <text:p text:style-name="P1"><text:span text:style-name="T1356"><text:s/>│<text:s text:c="3"/>├──<text:s/></text:span><text:span text:style-name="T1357">services/<text:s/></text:span><text:span text:style-name="T1358"/></text:p>
      <text:p text:style-name="P1"><text:span text:style-name="T1359"><text:s/>│<text:s text:c="3"/>│<text:s text:c="3"/>├──<text:s/></text:span><text:span text:style-name="T1360">eventListener.js<text:s text:c="13"/>#<text:s/></text:span><text:span text:style-name="T1361">监听<text:s/></text:span><text:span text:style-name="T1362">MatchCreated/Settled<text:s/></text:span><text:span text:style-name="T1363"/></text:p>
      <text:p text:style-name="P1"><text:span text:style-name="T1364"><text:s/>│<text:s text:c="3"/>│<text:s text:c="3"/>├──<text:s/></text:span><text:span text:style-name="T1365">matchService.js<text:s text:c="14"/>#<text:s/></text:span><text:span text:style-name="T1366">记录每局战绩<text:s/></text:span><text:span text:style-name="T1367"/></text:p>
      <text:p text:style-name="P1"><text:span text:style-name="T1368"><text:s/>│<text:s text:c="3"/>│<text:s text:c="3"/>└──<text:s/></text:span><text:span text:style-name="T1369">leaderboardService.js<text:s text:c="7"/>#<text:s/></text:span><text:span text:style-name="T1370">排行榜逻辑<text:s/></text:span><text:span text:style-name="T1371"/></text:p>
      <text:p text:style-name="P1"><text:span text:style-name="T1372"><text:s/>│<text:s text:c="3"/>├──<text:s/></text:span><text:span text:style-name="T1373">routes/<text:s/></text:span><text:span text:style-name="T1374"/></text:p>
      <text:p text:style-name="P1"><text:span text:style-name="T1375"><text:s/>│<text:s text:c="3"/>│<text:s text:c="3"/>├──<text:s/></text:span><text:span text:style-name="T1376">matchRoutes.js<text:s text:c="15"/>#<text:s/></text:span><text:span text:style-name="T1377">查询单局数据<text:s/></text:span><text:span text:style-name="T1378"/></text:p>
      <text:p text:style-name="P1"><text:span text:style-name="T1379"><text:s/>│<text:s text:c="3"/>│<text:s text:c="3"/>└──<text:s/></text:span><text:span text:style-name="T1380">leaderboardRoutes.js<text:s text:c="9"/>#<text:s/></text:span><text:span text:style-name="T1381">查询排行榜<text:s/></text:span><text:span text:style-name="T1382"/></text:p>
      <text:p text:style-name="P1"><text:span text:style-name="T1383"><text:s/>│<text:s text:c="3"/>└──<text:s/></text:span><text:span text:style-name="T1384">db/<text:s/></text:span><text:span text:style-name="T1385"/></text:p>
      <text:p text:style-name="P1"><text:span text:style-name="T1386"><text:s/>│<text:s text:c="7"/>└──<text:s/></text:span><text:span text:style-name="T1387">schema.sql<text:s text:c="20"/>#<text:s/></text:span><text:span text:style-name="T1388">数据库表结构<text:s/></text:span><text:span text:style-name="T1389"/></text:p>
      <text:p text:style-name="P1"><text:span text:style-name="T1390"><text:s/>│<text:s/></text:span><text:span text:style-name="T1391"/></text:p>
      <text:p text:style-name="P1"><text:span text:style-name="T1392"><text:s/>├──<text:s/></text:span><text:span text:style-name="T1393">4</text:span><text:span text:style-name="T1394">_docs/<text:s text:c="30"/>#<text:s/></text:span><text:span text:style-name="T1395">文档与<text:s/></text:span><text:span text:style-name="T1396">PRD<text:s/></text:span><text:span text:style-name="T1397"/></text:p>
      <text:p text:style-name="P1"><text:span text:style-name="T1398"><text:s/>│<text:s text:c="3"/>├──<text:s/></text:span><text:span text:style-name="T1399">PRD.md<text:s text:c="28"/>#<text:s/></text:span><text:span text:style-name="T1400">产品需求文档</text:span><text:span text:style-name="T1401">（</text:span><text:span text:style-name="T1402">包含规则</text:span><text:span text:style-name="T1403">、</text:span><text:span text:style-name="T1404">胜负逻辑</text:span><text:span text:style-name="T1405">）<text:s/></text:span><text:span text:style-name="T1406"/></text:p>
      <text:p text:style-name="P1"><text:span text:style-name="T1407"><text:s/>│<text:s text:c="3"/>├──<text:s/></text:span><text:span text:style-name="T1408">WhitePaper.md<text:s text:c="21"/>#<text:s/></text:span><text:span text:style-name="T1409">白皮书<text:s/></text:span><text:span text:style-name="T1410"/></text:p>
      <text:p text:style-name="P1"><text:span text:style-name="T1411"><text:s/>│<text:s text:c="3"/>├──<text:s/></text:span><text:span text:style-name="T1412">SmartContractSpec.md<text:s text:c="14"/>#<text:s/></text:span><text:span text:style-name="T1413">合约设计说明<text:s/></text:span><text:span text:style-name="T1414"/></text:p>
      <text:p text:style-name="P1"><text:span text:style-name="T1415"><text:s/>│<text:s text:c="3"/>├──<text:s/></text:span><text:span text:style-name="T1416">SecurityAuditChecklist.md<text:s text:c="9"/>#<text:s/></text:span><text:span text:style-name="T1417">安全审计清单<text:s/></text:span><text:span text:style-name="T1418"/></text:p>
      <text:p text:style-name="P1"><text:span text:style-name="T1419"><text:s/>│<text:s text:c="3"/>└──<text:s/></text:span><text:span text:style-name="T1420">StressTestPlan.md<text:s text:c="17"/>#<text:s/></text:span><text:span text:style-name="T1421">压力测试计划<text:s/></text:span><text:span text:style-name="T1422"/></text:p>
      <text:p text:style-name="P1"><text:span text:style-name="T1423"><text:s/>│<text:s/></text:span><text:span text:style-name="T1424"/></text:p>
      <text:p text:style-name="P1"><text:span text:style-name="T1425"><text:s/>├──<text:s/></text:span><text:span text:style-name="T1426">5</text:span><text:span text:style-name="T1427">_prompts/<text:s text:c="27"/># AI<text:s/></text:span><text:span text:style-name="T1428">提示词<text:s/></text:span><text:span text:style-name="T1429"/></text:p>
      <text:p text:style-name="P1"><text:span text:style-name="T1430"><text:s/>│<text:s text:c="3"/>├──<text:s/></text:span><text:span text:style-name="T1431">smartContractPrompt.txt<text:s text:c="11"/># Solidity</text:span><text:span text:style-name="T1432">提示词<text:s/></text:span><text:span text:style-name="T1433"/></text:p>
      <text:p text:style-name="P1"><text:span text:style-name="T1434"><text:s/>│<text:s text:c="3"/>├──<text:s/></text:span><text:span text:style-name="T1435">frontendPrompt.txt<text:s text:c="16"/>#<text:s/></text:span><text:span text:style-name="T1436">前端提示词<text:s/></text:span><text:span text:style-name="T1437"/></text:p>
      <text:p text:style-name="P1"><text:span text:style-name="T1438"><text:s/>│<text:s text:c="3"/>├──<text:s/></text:span><text:span text:style-name="T1439">backendPrompt.txt<text:s text:c="17"/>#<text:s/></text:span><text:span text:style-name="T1440">后端提示词<text:s/></text:span><text:span text:style-name="T1441"/></text:p>
      <text:p text:style-name="P1"><text:span text:style-name="T1442"><text:s/>│<text:s text:c="3"/>├──<text:s/></text:span><text:span text:style-name="T1443">testAuditPrompt.txt<text:s text:c="15"/>#<text:s/></text:span><text:span text:style-name="T1444">测试与审计提示词<text:s/></text:span><text:span text:style-name="T1445"/></text:p>
      <text:p text:style-name="P1"><text:span text:style-name="T1446"><text:s/>│<text:s text:c="3"/>└──<text:s/></text:span><text:span text:style-name="T1447">docsPrompt.txt<text:s text:c="20"/>#<text:s/></text:span><text:span text:style-name="T1448">文档生成提示词<text:s/></text:span><text:span text:style-name="T1449"/></text:p>
      <text:p text:style-name="P1"><text:span text:style-name="T1450"><text:s/>│<text:s/></text:span><text:span text:style-name="T1451"/></text:p>
      <text:p text:style-name="P1"><text:span text:style-name="T1452"><text:s/>└──<text:s/></text:span><text:span text:style-name="T1453">6</text:span><text:span text:style-name="T1454">_assets/<text:s text:c="29"/>#<text:s/></text:span><text:span text:style-name="T1455">图片</text:span><text:span text:style-name="T1456">/</text:span><text:span text:style-name="T1457">卡牌</text:span><text:span text:style-name="T1458">/</text:span><text:span text:style-name="T1459">图标<text:s/></text:span><text:span text:style-name="T1460"/></text:p>
      <text:p text:style-name="P1"><text:span text:style-name="T1461"><text:s text:c="5"/>├──<text:s/></text:span><text:span text:style-name="T1462">cards/<text:s text:c="28"/>#<text:s/></text:span><text:span text:style-name="T1463">卡牌素材<text:s/></text:span><text:span text:style-name="T1464"/></text:p>
      <text:p text:style-name="P1"><text:span text:style-name="T1465"><text:s text:c="5"/>└──<text:s/></text:span><text:span text:style-name="T1466">ui/<text:s text:c="31"/># UI</text:span><text:span text:style-name="T1467">素材</text:span><text:span text:style-name="T1468"/></text:p>
      <text:p text:style-name="P1"><text:span text:style-name="T1469"/></text:p>
      <text:p text:style-name="P1"><text:span text:style-name="T1470">1️</text:span><text:span text:style-name="T1471">⃣</text:span><text:span text:style-name="T1472"><text:s/></text:span><text:span text:style-name="T1473">Solidity<text:s/></text:span><text:span text:style-name="T1474">智能合约<text:s/></text:span><text:span text:style-name="T1475">Prompt（</text:span><text:span text:style-name="T1476">核心逻辑</text:span><text:span text:style-name="T1477">）<text:s/></text:span><text:span text:style-name="T1478"/></text:p>
      <text:p text:style-name="P1"><text:span text:style-name="T1479"><text:s/>你是一名资深<text:s/></text:span><text:span text:style-name="T1480">Solidity<text:s/></text:span><text:span text:style-name="T1481">开发与安全工程师</text:span><text:span text:style-name="T1482">，</text:span><text:span text:style-name="T1483">请为<text:s/></text:span><text:span text:style-name="T1484">Card</text:span><text:span text:style-name="T1485">9<text:s/></text:span><text:span text:style-name="T1486">链</text:span><text:span text:style-name="T1487">（Card</text:span><text:span text:style-name="T1488">9<text:s/></text:span><text:span text:style-name="T1489">Chain）</text:span><text:span text:style-name="T1490">设计智能合约</text:span><text:span text:style-name="T1491">，</text:span><text:span text:style-name="T1492">要求如下</text:span><text:span text:style-name="T1493">：<text:s/></text:span><text:span text:style-name="T1494"/></text:p>
      <text:p text:style-name="P1"><text:span text:style-name="T1495"><text:s/></text:span><text:span text:style-name="T1496"/></text:p>
      <text:p text:style-name="P1"><text:span text:style-name="T1497"><text:s/>【</text:span><text:span text:style-name="T1498">基本信息</text:span><text:span text:style-name="T1499">】<text:s/></text:span><text:span text:style-name="T1500"/></text:p>
      <text:p text:style-name="P1"><text:span text:style-name="T1501"><text:s/>-<text:s/></text:span><text:span text:style-name="T1502">链</text:span><text:span text:style-name="T1503">：BSC Mainnet（</text:span><text:span text:style-name="T1504">测试用<text:s/></text:span><text:span text:style-name="T1505">Polygon Amoy）<text:s/></text:span><text:span text:style-name="T1506"/></text:p>
      <text:p text:style-name="P1"><text:span text:style-name="T1507"><text:s/>-<text:s/></text:span><text:span text:style-name="T1508">代币</text:span><text:span text:style-name="T1509">：USDT (ERC</text:span><text:span text:style-name="T1510">20</text:span><text:span text:style-name="T1511">)<text:s/></text:span><text:span text:style-name="T1512"/></text:p>
      <text:p text:style-name="P1"><text:span text:style-name="T1513"><text:s/>-<text:s/></text:span><text:span text:style-name="T1514">游戏类型</text:span><text:span text:style-name="T1515">：</text:span><text:span text:style-name="T1516">一对一卡牌对战<text:s/></text:span><text:span text:style-name="T1517"/></text:p>
      <text:p text:style-name="P1"><text:span text:style-name="T1518"><text:s/>-<text:s/></text:span><text:span text:style-name="T1519">底注</text:span><text:span text:style-name="T1520">：</text:span><text:span text:style-name="T1521">新手<text:s/></text:span><text:span text:style-name="T1522">20</text:span><text:span text:style-name="T1523">U /<text:s/></text:span><text:span text:style-name="T1524">高手<text:s/></text:span><text:span text:style-name="T1525">200</text:span><text:span text:style-name="T1526">U<text:s/></text:span><text:span text:style-name="T1527"/></text:p>
      <text:p text:style-name="P1"><text:span text:style-name="T1528"><text:s/>-<text:s/></text:span><text:span text:style-name="T1529">冻结资金</text:span><text:span text:style-name="T1530">：</text:span><text:span text:style-name="T1531">新手<text:s/></text:span><text:span text:style-name="T1532">180</text:span><text:span text:style-name="T1533">U /<text:s/></text:span><text:span text:style-name="T1534">高手<text:s/></text:span><text:span text:style-name="T1535">1800</text:span><text:span text:style-name="T1536">U<text:s/></text:span><text:span text:style-name="T1537"/></text:p>
      <text:p text:style-name="P1"><text:span text:style-name="T1538"><text:s/>-<text:s/></text:span><text:span text:style-name="T1539">无资金池</text:span><text:span text:style-name="T1540">，</text:span><text:span text:style-name="T1541">单局冻结</text:span><text:span text:style-name="T1542">，</text:span><text:span text:style-name="T1543">15</text:span><text:span text:style-name="T1544">秒倒计时后强制结算<text:s/></text:span><text:span text:style-name="T1545"/></text:p>
      <text:p text:style-name="P1"><text:span text:style-name="T1546"><text:s/></text:span><text:span text:style-name="T1547"/></text:p>
      <text:p text:style-name="P1"><text:span text:style-name="T1548"><text:s/>【</text:span><text:span text:style-name="T1549">功能要求</text:span><text:span text:style-name="T1550">】<text:s/></text:span><text:span text:style-name="T1551"/></text:p>
      <text:p text:style-name="P1"><text:span text:style-name="T1552"><text:s/>1</text:span><text:span text:style-name="T1553">. createMatch(player</text:span><text:span text:style-name="T1554">1</text:span><text:span text:style-name="T1555">, player</text:span><text:span text:style-name="T1556">2</text:span><text:span text:style-name="T1557">)<text:s/></text:span><text:span text:style-name="T1558"/></text:p>
      <text:p text:style-name="P1"><text:span text:style-name="T1559"><text:s text:c="4"/>-<text:s/></text:span><text:span text:style-name="T1560">校验余额<text:s/></text:span><text:span text:style-name="T1561">≥<text:s/></text:span><text:span text:style-name="T1562">冻结资金<text:s/></text:span><text:span text:style-name="T1563"/></text:p>
      <text:p text:style-name="P1"><text:span text:style-name="T1564"><text:s text:c="4"/>- transferFrom<text:s/></text:span><text:span text:style-name="T1565">冻结金额<text:s/></text:span><text:span text:style-name="T1566"/></text:p>
      <text:p text:style-name="P1"><text:span text:style-name="T1567"><text:s text:c="4"/>-<text:s/></text:span><text:span text:style-name="T1568">生成<text:s/></text:span><text:span text:style-name="T1569">4<text:s/></text:span><text:span text:style-name="T1570">张随机牌<text:s/></text:span><text:span text:style-name="T1571">hash<text:s/></text:span><text:span text:style-name="T1572">并上链<text:s/></text:span><text:span text:style-name="T1573"/></text:p>
      <text:p text:style-name="P1"><text:span text:style-name="T1574"><text:s text:c="4"/>-<text:s/></text:span><text:span text:style-name="T1575">设置倒计时<text:s/></text:span><text:span text:style-name="T1576">15<text:s/></text:span><text:span text:style-name="T1577">秒<text:s/></text:span><text:span text:style-name="T1578"/></text:p>
      <text:p text:style-name="P1"><text:span text:style-name="T1579"><text:s/>2</text:span><text:span text:style-name="T1580">. submitLayout(player, A</text:span><text:span text:style-name="T1581">组</text:span><text:span text:style-name="T1582">, B</text:span><text:span text:style-name="T1583">组</text:span><text:span text:style-name="T1584">)<text:s/></text:span><text:span text:style-name="T1585"/></text:p>
      <text:p text:style-name="P1"><text:span text:style-name="T1586"><text:s text:c="4"/>-<text:s/></text:span><text:span text:style-name="T1587">玩家提交<text:s/></text:span><text:span text:style-name="T1588">AB<text:s/></text:span><text:span text:style-name="T1589">组排列</text:span><text:span text:style-name="T1590">（</text:span><text:span text:style-name="T1591">只记录顺序</text:span><text:span text:style-name="T1592">）<text:s/></text:span><text:span text:style-name="T1593"/></text:p>
      <text:p text:style-name="P1"><text:span text:style-name="T1594"><text:s text:c="4"/>-<text:s/></text:span><text:span text:style-name="T1595">合约内部自动交换<text:s/></text:span><text:span text:style-name="T1596">A/B<text:s/></text:span><text:span text:style-name="T1597">组</text:span><text:span text:style-name="T1598">，</text:span><text:span text:style-name="T1599">确保<text:s/></text:span><text:span text:style-name="T1600">A</text:span><text:span text:style-name="T1601">组<text:s/></text:span><text:span text:style-name="T1602">≤<text:s/></text:span><text:span text:style-name="T1603">B</text:span><text:span text:style-name="T1604">组<text:s/></text:span><text:span text:style-name="T1605"/></text:p>
      <text:p text:style-name="P1"><text:span text:style-name="T1606"><text:s/>3</text:span><text:span text:style-name="T1607">. settleMatch(matchId)<text:s/></text:span><text:span text:style-name="T1608"/></text:p>
      <text:p text:style-name="P1"><text:span text:style-name="T1609"><text:s text:c="4"/>-<text:s/></text:span><text:span text:style-name="T1610">15</text:span><text:span text:style-name="T1611">秒倒计时结束可任何地址调用<text:s/></text:span><text:span text:style-name="T1612"/></text:p>
      <text:p text:style-name="P1"><text:span text:style-name="T1613"><text:s text:c="4"/>-<text:s/></text:span><text:span text:style-name="T1614">判定牌型</text:span><text:span text:style-name="T1615">：</text:span><text:span text:style-name="T1616">王炸<text:s/></text:span><text:span text:style-name="T1617">/<text:s/></text:span><text:span text:style-name="T1618">顺子<text:s/></text:span><text:span text:style-name="T1619">/<text:s/></text:span><text:span text:style-name="T1620">豹子<text:s/></text:span><text:span text:style-name="T1621">/<text:s/></text:span><text:span text:style-name="T1622">普通牌<text:s/></text:span><text:span text:style-name="T1623"/></text:p>
      <text:p text:style-name="P1"><text:span text:style-name="T1624"><text:s text:c="4"/>-<text:s/></text:span><text:span text:style-name="T1625">普通牌比牌逻辑</text:span><text:span text:style-name="T1626">：</text:span><text:span text:style-name="T1627">尾数<text:s/></text:span><text:span text:style-name="T1628">→<text:s/></text:span><text:span text:style-name="T1629">十位<text:s/></text:span><text:span text:style-name="T1630">→<text:s/></text:span><text:span text:style-name="T1631">最大单牌<text:s/></text:span><text:span text:style-name="T1632">→<text:s/></text:span><text:span text:style-name="T1633">花色<text:s/></text:span><text:span text:style-name="T1634"/></text:p>
      <text:p text:style-name="P1"><text:span text:style-name="T1635"><text:s text:c="4"/>-<text:s/></text:span><text:span text:style-name="T1636">王炸点数大者胜<text:s/></text:span><text:span text:style-name="T1637"/></text:p>
      <text:p text:style-name="P1"><text:span text:style-name="T1638"><text:s text:c="4"/>-<text:s/></text:span><text:span text:style-name="T1639">顺子严格递增或递减</text:span><text:span text:style-name="T1640">，</text:span><text:span text:style-name="T1641">最大点数大的胜<text:s/></text:span><text:span text:style-name="T1642"/></text:p>
      <text:p text:style-name="P1"><text:span text:style-name="T1643"><text:s text:c="4"/>-<text:s/></text:span><text:span text:style-name="T1644">豹子点数大的胜<text:s/></text:span><text:span text:style-name="T1645"/></text:p>
      <text:p text:style-name="P1"><text:span text:style-name="T1646"><text:s text:c="4"/>-<text:s/></text:span><text:span text:style-name="T1647">两组都胜<text:s/></text:span><text:span text:style-name="T1648">→<text:s/></text:span><text:span text:style-name="T1649">赢<text:s/></text:span><text:span text:style-name="T1650"/></text:p>
      <text:p text:style-name="P1"><text:span text:style-name="T1651"><text:s text:c="4"/>-<text:s/></text:span><text:span text:style-name="T1652">两组都负<text:s/></text:span><text:span text:style-name="T1653">→<text:s/></text:span><text:span text:style-name="T1654">输<text:s/></text:span><text:span text:style-name="T1655"/></text:p>
      <text:p text:style-name="P1"><text:span text:style-name="T1656"><text:s text:c="4"/>-<text:s/></text:span><text:span text:style-name="T1657">一胜一负<text:s/></text:span><text:span text:style-name="T1658">→<text:s/></text:span><text:span text:style-name="T1659">平局<text:s/></text:span><text:span text:style-name="T1660"/></text:p>
      <text:p text:style-name="P1"><text:span text:style-name="T1661"><text:s/>4</text:span><text:span text:style-name="T1662">.<text:s/></text:span><text:span text:style-name="T1663">自动结算</text:span><text:span text:style-name="T1664">：<text:s/></text:span><text:span text:style-name="T1665"/></text:p>
      <text:p text:style-name="P1"><text:span text:style-name="T1666"><text:s text:c="4"/>-<text:s/></text:span><text:span text:style-name="T1667">扣除平局<text:s/></text:span><text:span text:style-name="T1668">Gas<text:s/></text:span><text:span text:style-name="T1669">费用</text:span><text:span text:style-name="T1670">（</text:span><text:span text:style-name="T1671">新手<text:s/></text:span><text:span text:style-name="T1672">0.03</text:span><text:span text:style-name="T1673">U /<text:s/></text:span><text:span text:style-name="T1674">高手<text:s/></text:span><text:span text:style-name="T1675">0.06</text:span><text:span text:style-name="T1676">U）<text:s/></text:span><text:span text:style-name="T1677"/></text:p>
      <text:p text:style-name="P1"><text:span text:style-name="T1678"><text:s text:c="4"/>-<text:s/></text:span><text:span text:style-name="T1679">胜局扣赢家服务费</text:span><text:span text:style-name="T1680">（</text:span><text:span text:style-name="T1681">新手<text:s/></text:span><text:span text:style-name="T1682">2</text:span><text:span text:style-name="T1683">% /<text:s/></text:span><text:span text:style-name="T1684">高手<text:s/></text:span><text:span text:style-name="T1685">1</text:span><text:span text:style-name="T1686">%）<text:s/></text:span><text:span text:style-name="T1687"/></text:p>
      <text:p text:style-name="P1"><text:span text:style-name="T1688"><text:s text:c="4"/>-<text:s/></text:span><text:span text:style-name="T1689">输家无需支付服务费<text:s/></text:span><text:span text:style-name="T1690"/></text:p>
      <text:p text:style-name="P1"><text:span text:style-name="T1691"><text:s text:c="4"/>-<text:s/></text:span><text:span text:style-name="T1692">解冻保证金<text:s/></text:span><text:span text:style-name="T1693"/></text:p>
      <text:p text:style-name="P1"><text:span text:style-name="T1694"><text:s/>5</text:span><text:span text:style-name="T1695">.<text:s/></text:span><text:span text:style-name="T1696">安全要求</text:span><text:span text:style-name="T1697">：<text:s/></text:span><text:span text:style-name="T1698"/></text:p>
      <text:p text:style-name="P1"><text:span text:style-name="T1699"><text:s text:c="4"/>-<text:s/></text:span><text:span text:style-name="T1700">防重入<text:s/></text:span><text:span text:style-name="T1701"/></text:p>
      <text:p text:style-name="P1"><text:span text:style-name="T1702"><text:s text:c="4"/>-<text:s/></text:span><text:span text:style-name="T1703">防重复结算<text:s/></text:span><text:span text:style-name="T1704"/></text:p>
      <text:p text:style-name="P1"><text:span text:style-name="T1705"><text:s text:c="4"/>-<text:s/></text:span><text:span text:style-name="T1706">所有资金操作原子化<text:s/></text:span><text:span text:style-name="T1707"/></text:p>
      <text:p text:style-name="P1"><text:span text:style-name="T1708"><text:s text:c="4"/>-<text:s/></text:span><text:span text:style-name="T1709">所有逻辑可复算</text:span><text:span text:style-name="T1710">，</text:span><text:span text:style-name="T1711">不依赖玩家签名<text:s/></text:span><text:span text:style-name="T1712"/></text:p>
      <text:p text:style-name="P1"><text:span text:style-name="T1713"><text:s/></text:span><text:span text:style-name="T1714"/></text:p>
      <text:p text:style-name="P1"><text:span text:style-name="T1715"><text:s/></text:span><text:span text:style-name="T1716">2️</text:span><text:span text:style-name="T1717">⃣</text:span><text:span text:style-name="T1718"><text:s/></text:span><text:span text:style-name="T1719">前端<text:s/></text:span><text:span text:style-name="T1720">Prompt（Web</text:span><text:span text:style-name="T1721">3<text:s/></text:span><text:span text:style-name="T1722">/ React / Vue）<text:s/></text:span><text:span text:style-name="T1723"/></text:p>
      <text:p text:style-name="P1"><text:span text:style-name="T1724"><text:s/>你是<text:s/></text:span><text:span text:style-name="T1725">Web</text:span><text:span text:style-name="T1726">3<text:s/></text:span><text:span text:style-name="T1727">游戏前端工程师</text:span><text:span text:style-name="T1728">，</text:span><text:span text:style-name="T1729">请设计<text:s/></text:span><text:span text:style-name="T1730">Card</text:span><text:span text:style-name="T1731">9<text:s/></text:span><text:span text:style-name="T1732">链前端系统</text:span><text:span text:style-name="T1733">，</text:span><text:span text:style-name="T1734">要求</text:span><text:span text:style-name="T1735">：<text:s/></text:span><text:span text:style-name="T1736"/></text:p>
      <text:p text:style-name="P1"><text:span text:style-name="T1737"><text:s/></text:span><text:span text:style-name="T1738"/></text:p>
      <text:p text:style-name="P1"><text:span text:style-name="T1739"><text:s/>【</text:span><text:span text:style-name="T1740">页面</text:span><text:span text:style-name="T1741">】<text:s/></text:span><text:span text:style-name="T1742"/></text:p>
      <text:p text:style-name="P1"><text:span text:style-name="T1743"><text:s/>-<text:s/></text:span><text:span text:style-name="T1744">钱包连接</text:span><text:span text:style-name="T1745">（MetaMask / WalletConnect）<text:s/></text:span><text:span text:style-name="T1746"/></text:p>
      <text:p text:style-name="P1"><text:span text:style-name="T1747"><text:s/>-<text:s/></text:span><text:span text:style-name="T1748">用户余额校验</text:span><text:span text:style-name="T1749">（</text:span><text:span text:style-name="T1750">≥</text:span><text:span text:style-name="T1751">180</text:span><text:span text:style-name="T1752">U /<text:s/></text:span><text:span text:style-name="T1753">1800</text:span><text:span text:style-name="T1754">U）<text:s/></text:span><text:span text:style-name="T1755"/></text:p>
      <text:p text:style-name="P1"><text:span text:style-name="T1756"><text:s/>-<text:s/></text:span><text:span text:style-name="T1757">匹配界面</text:span><text:span text:style-name="T1758">：</text:span><text:span text:style-name="T1759">显示等待</text:span><text:span text:style-name="T1760">、</text:span><text:span text:style-name="T1761">匹配成功<text:s/></text:span><text:span text:style-name="T1762"/></text:p>
      <text:p text:style-name="P1"><text:span text:style-name="T1763"><text:s/>-<text:s/></text:span><text:span text:style-name="T1764">发牌界面</text:span><text:span text:style-name="T1765">：</text:span><text:span text:style-name="T1766">显示<text:s/></text:span><text:span text:style-name="T1767">4<text:s/></text:span><text:span text:style-name="T1768">张牌动画<text:s/></text:span><text:span text:style-name="T1769"/></text:p>
      <text:p text:style-name="P1"><text:span text:style-name="T1770"><text:s/>-<text:s/></text:span><text:span text:style-name="T1771">拖拽<text:s/></text:span><text:span text:style-name="T1772">A</text:span><text:span text:style-name="T1773">组<text:s/></text:span><text:span text:style-name="T1774">/ B</text:span><text:span text:style-name="T1775">组</text:span><text:span text:style-name="T1776">（</text:span><text:span text:style-name="T1777">2</text:span><text:span text:style-name="T1778">张</text:span><text:span text:style-name="T1779">/</text:span><text:span text:style-name="T1780">2</text:span><text:span text:style-name="T1781">张</text:span><text:span text:style-name="T1782">）<text:s/></text:span><text:span text:style-name="T1783"/></text:p>
      <text:p text:style-name="P1"><text:span text:style-name="T1784"><text:s/>-<text:s/></text:span><text:span text:style-name="T1785">系统自动交换<text:s/></text:span><text:span text:style-name="T1786">A/B<text:s/></text:span><text:span text:style-name="T1787">组保证<text:s/></text:span><text:span text:style-name="T1788">A<text:s/></text:span><text:span text:style-name="T1789">≤<text:s/></text:span><text:span text:style-name="T1790">B<text:s/></text:span><text:span text:style-name="T1791"/></text:p>
      <text:p text:style-name="P1"><text:span text:style-name="T1792"><text:s/>-<text:s/></text:span><text:span text:style-name="T1793">实时显示</text:span><text:span text:style-name="T1794">：<text:s/></text:span><text:span text:style-name="T1795"/></text:p>
      <text:p text:style-name="P1"><text:span text:style-name="T1796"><text:s text:c="4"/>- A</text:span><text:span text:style-name="T1797">组<text:s/></text:span><text:span text:style-name="T1798">/ B</text:span><text:span text:style-name="T1799">组点数<text:s/></text:span><text:span text:style-name="T1800"/></text:p>
      <text:p text:style-name="P1"><text:span text:style-name="T1801"><text:s text:c="4"/>-<text:s/></text:span><text:span text:style-name="T1802">豹子牌型提醒<text:s/></text:span><text:span text:style-name="T1803"/></text:p>
      <text:p text:style-name="P1"><text:span text:style-name="T1804"><text:s/>-<text:s/></text:span><text:span text:style-name="T1805">顺子<text:s/></text:span><text:span text:style-name="T1806">/<text:s/></text:span><text:span text:style-name="T1807">王炸不提醒<text:s/></text:span><text:span text:style-name="T1808"/></text:p>
      <text:p text:style-name="P1"><text:span text:style-name="T1809"><text:s/>-<text:s/></text:span><text:span text:style-name="T1810">15</text:span><text:span text:style-name="T1811">秒倒计时结束自动提交到链上<text:s/></text:span><text:span text:style-name="T1812"/></text:p>
      <text:p text:style-name="P1"><text:span text:style-name="T1813"><text:s/></text:span><text:span text:style-name="T1814"/></text:p>
      <text:p text:style-name="P1"><text:span text:style-name="T1815"><text:s/>【</text:span><text:span text:style-name="T1816">状态提示</text:span><text:span text:style-name="T1817">】<text:s/></text:span><text:span text:style-name="T1818"/></text:p>
      <text:p text:style-name="P1"><text:span text:style-name="T1819"><text:s/>-<text:s/></text:span><text:span text:style-name="T1820">等待对手<text:s/></text:span><text:span text:style-name="T1821"/></text:p>
      <text:p text:style-name="P1"><text:span text:style-name="T1822"><text:s/>-<text:s/></text:span><text:span text:style-name="T1823">链上结算中<text:s/></text:span><text:span text:style-name="T1824"/></text:p>
      <text:p text:style-name="P1"><text:span text:style-name="T1825"><text:s/>-<text:s/></text:span><text:span text:style-name="T1826">胜<text:s/></text:span><text:span text:style-name="T1827">/<text:s/></text:span><text:span text:style-name="T1828">负<text:s/></text:span><text:span text:style-name="T1829">/<text:s/></text:span><text:span text:style-name="T1830">平<text:s/></text:span><text:span text:style-name="T1831"/></text:p>
      <text:p text:style-name="P1"><text:span text:style-name="T1832"><text:s/></text:span><text:span text:style-name="T1833"/></text:p>
      <text:p text:style-name="P1"><text:span text:style-name="T1834"><text:s/>【</text:span><text:span text:style-name="T1835">功能</text:span><text:span text:style-name="T1836">】<text:s/></text:span><text:span text:style-name="T1837"/></text:p>
      <text:p text:style-name="P1"><text:span text:style-name="T1838"><text:s/>-<text:s/></text:span><text:span text:style-name="T1839">倒计时结束自动触发<text:s/></text:span><text:span text:style-name="T1840">submitLayout<text:s/></text:span><text:span text:style-name="T1841">→<text:s/></text:span><text:span text:style-name="T1842">settleMatch<text:s/></text:span><text:span text:style-name="T1843"/></text:p>
      <text:p text:style-name="P1"><text:span text:style-name="T1844"><text:s/>-<text:s/></text:span><text:span text:style-name="T1845">不存在弃牌按钮<text:s/></text:span><text:span text:style-name="T1846"/></text:p>
      <text:p text:style-name="P1"><text:span text:style-name="T1847"><text:s/>-<text:s/></text:span><text:span text:style-name="T1848">认输逻辑</text:span><text:span text:style-name="T1849">：</text:span><text:span text:style-name="T1850">玩家未提交布局<text:s/></text:span><text:span text:style-name="T1851">→<text:s/></text:span><text:span text:style-name="T1852">判负<text:s/></text:span><text:span text:style-name="T1853"/></text:p>
      <text:p text:style-name="P1"><text:span text:style-name="T1854"><text:s/></text:span><text:span text:style-name="T1855"/></text:p>
      <text:p text:style-name="P1"><text:span text:style-name="T1856"><text:s/>请给出</text:span><text:span text:style-name="T1857">：<text:s/></text:span><text:span text:style-name="T1858"/></text:p>
      <text:p text:style-name="P1"><text:span text:style-name="T1859"><text:s/>-<text:s/></text:span><text:span text:style-name="T1860">前端组件结构<text:s/></text:span><text:span text:style-name="T1861"/></text:p>
      <text:p text:style-name="P1"><text:span text:style-name="T1862"><text:s/>-<text:s/></text:span><text:span text:style-name="T1863">状态机设计<text:s/></text:span><text:span text:style-name="T1864"/></text:p>
      <text:p text:style-name="P1"><text:span text:style-name="T1865"><text:s/>-<text:s/></text:span><text:span text:style-name="T1866">样式布局<text:s/></text:span><text:span text:style-name="T1867"/></text:p>
      <text:p text:style-name="P1"><text:span text:style-name="T1868"><text:s/>-<text:s/></text:span><text:span text:style-name="T1869">拖拽操作逻辑<text:s/></text:span><text:span text:style-name="T1870"/></text:p>
      <text:p text:style-name="P1"><text:span text:style-name="T1871"><text:s/></text:span><text:span text:style-name="T1872"/></text:p>
      <text:p text:style-name="P1"><text:span text:style-name="T1873"><text:s/></text:span><text:span text:style-name="T1874">3️</text:span><text:span text:style-name="T1875">⃣</text:span><text:span text:style-name="T1876"><text:s/></text:span><text:span text:style-name="T1877">后端<text:s/></text:span><text:span text:style-name="T1878">/<text:s/></text:span><text:span text:style-name="T1879">索引服务<text:s/></text:span><text:span text:style-name="T1880">Prompt<text:s/></text:span><text:span text:style-name="T1881"/></text:p>
      <text:p text:style-name="P1"><text:span text:style-name="T1882"><text:s/>你是区块链后端工程师</text:span><text:span text:style-name="T1883">，</text:span><text:span text:style-name="T1884">请设计<text:s/></text:span><text:span text:style-name="T1885">Card</text:span><text:span text:style-name="T1886">9<text:s/></text:span><text:span text:style-name="T1887">链历史数据索引服务</text:span><text:span text:style-name="T1888">，</text:span><text:span text:style-name="T1889">要求</text:span><text:span text:style-name="T1890">：<text:s/></text:span><text:span text:style-name="T1891"/></text:p>
      <text:p text:style-name="P1"><text:span text:style-name="T1892"><text:s/></text:span><text:span text:style-name="T1893"/></text:p>
      <text:p text:style-name="P1"><text:span text:style-name="T1894"><text:s/>【</text:span><text:span text:style-name="T1895">监听事件</text:span><text:span text:style-name="T1896">】<text:s/></text:span><text:span text:style-name="T1897"/></text:p>
      <text:p text:style-name="P1"><text:span text:style-name="T1898"><text:s/>- MatchCreated<text:s/></text:span><text:span text:style-name="T1899"/></text:p>
      <text:p text:style-name="P1"><text:span text:style-name="T1900"><text:s/>- MatchSettled<text:s/></text:span><text:span text:style-name="T1901"/></text:p>
      <text:p text:style-name="P1"><text:span text:style-name="T1902"><text:s/></text:span><text:span text:style-name="T1903"/></text:p>
      <text:p text:style-name="P1"><text:span text:style-name="T1904"><text:s/>【</text:span><text:span text:style-name="T1905">功能</text:span><text:span text:style-name="T1906">】<text:s/></text:span><text:span text:style-name="T1907"/></text:p>
      <text:p text:style-name="P1"><text:span text:style-name="T1908"><text:s/>-<text:s/></text:span><text:span text:style-name="T1909">记录每局</text:span><text:span text:style-name="T1910">：<text:s/></text:span><text:span text:style-name="T1911"/></text:p>
      <text:p text:style-name="P1"><text:span text:style-name="T1912"><text:s text:c="4"/>-<text:s/></text:span><text:span text:style-name="T1913">玩家地址<text:s/></text:span><text:span text:style-name="T1914"/></text:p>
      <text:p text:style-name="P1"><text:span text:style-name="T1915"><text:s text:c="4"/>- AB</text:span><text:span text:style-name="T1916">组牌型<text:s/></text:span><text:span text:style-name="T1917"/></text:p>
      <text:p text:style-name="P1"><text:span text:style-name="T1918"><text:s text:c="4"/>-<text:s/></text:span><text:span text:style-name="T1919">胜负结果<text:s/></text:span><text:span text:style-name="T1920"/></text:p>
      <text:p text:style-name="P1"><text:span text:style-name="T1921"><text:s text:c="4"/>-<text:s/></text:span><text:span text:style-name="T1922">服务费和<text:s/></text:span><text:span text:style-name="T1923">Gas<text:s/></text:span><text:span text:style-name="T1924">扣除<text:s/></text:span><text:span text:style-name="T1925"/></text:p>
      <text:p text:style-name="P1"><text:span text:style-name="T1926"><text:s/>-<text:s/></text:span><text:span text:style-name="T1927">提供<text:s/></text:span><text:span text:style-name="T1928">REST / GraphQL API：<text:s/></text:span><text:span text:style-name="T1929"/></text:p>
      <text:p text:style-name="P1"><text:span text:style-name="T1930"><text:s text:c="4"/>-<text:s/></text:span><text:span text:style-name="T1931">查询玩家战绩<text:s/></text:span><text:span text:style-name="T1932"/></text:p>
      <text:p text:style-name="P1"><text:span text:style-name="T1933"><text:s text:c="4"/>-<text:s/></text:span><text:span text:style-name="T1934">查询单局详细信息<text:s/></text:span><text:span text:style-name="T1935"/></text:p>
      <text:p text:style-name="P1"><text:span text:style-name="T1936"><text:s text:c="4"/>-<text:s/></text:span><text:span text:style-name="T1937">查询排行榜<text:s/></text:span><text:span text:style-name="T1938"/></text:p>
      <text:p text:style-name="P1"><text:span text:style-name="T1939"><text:s/>-<text:s/></text:span><text:span text:style-name="T1940">只做只读索引</text:span><text:span text:style-name="T1941">，</text:span><text:span text:style-name="T1942">不参与结算<text:s/></text:span><text:span text:style-name="T1943"/></text:p>
      <text:p text:style-name="P1"><text:span text:style-name="T1944"><text:s/>-<text:s/></text:span><text:span text:style-name="T1945">不持有任何私钥<text:s/></text:span><text:span text:style-name="T1946"/></text:p>
      <text:p text:style-name="P1"><text:span text:style-name="T1947"><text:s/>-<text:s/></text:span><text:span text:style-name="T1948">可与前端联动显示排行榜和历史战绩<text:s/></text:span><text:span text:style-name="T1949"/></text:p>
      <text:p text:style-name="P1"><text:span text:style-name="T1950"><text:s/></text:span><text:span text:style-name="T1951"/></text:p>
      <text:p text:style-name="P1"><text:span text:style-name="T1952"><text:s/></text:span><text:span text:style-name="T1953">4️</text:span><text:span text:style-name="T1954">⃣</text:span><text:span text:style-name="T1955"><text:s/></text:span><text:span text:style-name="T1956">测试<text:s/></text:span><text:span text:style-name="T1957">&amp;<text:s/></text:span><text:span text:style-name="T1958">审计<text:s/></text:span><text:span text:style-name="T1959">Prompt<text:s/></text:span><text:span text:style-name="T1960"/></text:p>
      <text:p text:style-name="P1"><text:span text:style-name="T1961"><text:s/>你是一名<text:s/></text:span><text:span text:style-name="T1962">Web</text:span><text:span text:style-name="T1963">3<text:s/></text:span><text:span text:style-name="T1964">安全审计师和测试工程师</text:span><text:span text:style-name="T1965">，</text:span><text:span text:style-name="T1966">请基于<text:s/></text:span><text:span text:style-name="T1967">Card</text:span><text:span text:style-name="T1968">9<text:s/></text:span><text:span text:style-name="T1969">链合约设计测试与审计方案</text:span><text:span text:style-name="T1970">：<text:s/></text:span><text:span text:style-name="T1971"/></text:p>
      <text:p text:style-name="P1"><text:span text:style-name="T1972"><text:s/></text:span><text:span text:style-name="T1973"/></text:p>
      <text:p text:style-name="P1"><text:span text:style-name="T1974"><text:s/>【</text:span><text:span text:style-name="T1975">极端情况</text:span><text:span text:style-name="T1976">】<text:s/></text:span><text:span text:style-name="T1977"/></text:p>
      <text:p text:style-name="P1"><text:span text:style-name="T1978"><text:s/>-<text:s/></text:span><text:span text:style-name="T1979">连续王炸</text:span><text:span text:style-name="T1980">、</text:span><text:span text:style-name="T1981">顺子</text:span><text:span text:style-name="T1982">、</text:span><text:span text:style-name="T1983">豹子组合<text:s/></text:span><text:span text:style-name="T1984"/></text:p>
      <text:p text:style-name="P1"><text:span text:style-name="T1985"><text:s/>-<text:s/></text:span><text:span text:style-name="T1986">平局重复结算<text:s/></text:span><text:span text:style-name="T1987"/></text:p>
      <text:p text:style-name="P1"><text:span text:style-name="T1988"><text:s/>-<text:s/></text:span><text:span text:style-name="T1989">拒绝提交布局<text:s/></text:span><text:span text:style-name="T1990"/></text:p>
      <text:p text:style-name="P1"><text:span text:style-name="T1991"><text:s/>-<text:s/></text:span><text:span text:style-name="T1992">多场并发结算<text:s/></text:span><text:span text:style-name="T1993"/></text:p>
      <text:p text:style-name="P1"><text:span text:style-name="T1994"><text:s/>-<text:s/></text:span><text:span text:style-name="T1995">边界<text:s/></text:span><text:span text:style-name="T1996">Gas<text:s/></text:span><text:span text:style-name="T1997">消耗测试<text:s/></text:span><text:span text:style-name="T1998"/></text:p>
      <text:p text:style-name="P1"><text:span text:style-name="T1999"><text:s/></text:span><text:span text:style-name="T2000"/></text:p>
      <text:p text:style-name="P1"><text:span text:style-name="T2001"><text:s/>【</text:span><text:span text:style-name="T2002">安全检查</text:span><text:span text:style-name="T2003">】<text:s/></text:span><text:span text:style-name="T2004"/></text:p>
      <text:p text:style-name="P1"><text:span text:style-name="T2005"><text:s/>-<text:s/></text:span><text:span text:style-name="T2006">重入攻击<text:s/></text:span><text:span text:style-name="T2007"/></text:p>
      <text:p text:style-name="P1"><text:span text:style-name="T2008"><text:s/>-<text:s/></text:span><text:span text:style-name="T2009">冻结资产绕过<text:s/></text:span><text:span text:style-name="T2010"/></text:p>
      <text:p text:style-name="P1"><text:span text:style-name="T2011"><text:s/>-<text:s/></text:span><text:span text:style-name="T2012">跨组比较漏洞<text:s/></text:span><text:span text:style-name="T2013"/></text:p>
      <text:p text:style-name="P1"><text:span text:style-name="T2014"><text:s/>-<text:s/></text:span><text:span text:style-name="T2015">状态机完整性<text:s/></text:span><text:span text:style-name="T2016"/></text:p>
      <text:p text:style-name="P1"><text:span text:style-name="T2017"><text:s/>-<text:s/></text:span><text:span text:style-name="T2018">数学可验证</text:span><text:span text:style-name="T2019">、</text:span><text:span text:style-name="T2020">期望值安全<text:s/></text:span><text:span text:style-name="T2021"/></text:p>
      <text:p text:style-name="P1"><text:span text:style-name="T2022"><text:s/></text:span><text:span text:style-name="T2023"/></text:p>
      <text:p text:style-name="P1"><text:span text:style-name="T2024"><text:s/>请给出</text:span><text:span text:style-name="T2025">：<text:s/></text:span><text:span text:style-name="T2026"/></text:p>
      <text:p text:style-name="P1"><text:span text:style-name="T2027"><text:s/>-<text:s/></text:span><text:span text:style-name="T2028">单元测试用例<text:s/></text:span><text:span text:style-name="T2029"/></text:p>
      <text:p text:style-name="P1"><text:span text:style-name="T2030"><text:s/>-<text:s/></text:span><text:span text:style-name="T2031">集成测试方案<text:s/></text:span><text:span text:style-name="T2032"/></text:p>
      <text:p text:style-name="P1"><text:span text:style-name="T2033"><text:s/>-<text:s/></text:span><text:span text:style-name="T2034">审计关注点<text:s/></text:span><text:span text:style-name="T2035">checklist<text:s/></text:span><text:span text:style-name="T2036"/></text:p>
      <text:p text:style-name="P1"><text:span text:style-name="T2037"><text:s/>-<text:s/></text:span><text:span text:style-name="T2038">代码覆盖关键点<text:s/></text:span><text:span text:style-name="T2039"/></text:p>
      <text:p text:style-name="P1"><text:span text:style-name="T2040"><text:s/></text:span><text:span text:style-name="T2041"/></text:p>
      <text:p text:style-name="P1"><text:span text:style-name="T2042"><text:s/></text:span><text:span text:style-name="T2043">5️</text:span><text:span text:style-name="T2044">⃣</text:span><text:span text:style-name="T2045"><text:s/></text:span><text:span text:style-name="T2046">文档<text:s/></text:span><text:span text:style-name="T2047">/<text:s/></text:span><text:span text:style-name="T2048">白皮书<text:s/></text:span><text:span text:style-name="T2049">/ PRD Prompt<text:s/></text:span><text:span text:style-name="T2050"/></text:p>
      <text:p text:style-name="P1"><text:span text:style-name="T2051"><text:s/>你是产品经理兼技术文档专家</text:span><text:span text:style-name="T2052">，</text:span><text:span text:style-name="T2053">请整理<text:s/></text:span><text:span text:style-name="T2054">Card</text:span><text:span text:style-name="T2055">9<text:s/></text:span><text:span text:style-name="T2056">链项目文档</text:span><text:span text:style-name="T2057">，</text:span><text:span text:style-name="T2058">要求</text:span><text:span text:style-name="T2059">：<text:s/></text:span><text:span text:style-name="T2060"/></text:p>
      <text:p text:style-name="P1"><text:span text:style-name="T2061"><text:s/></text:span><text:span text:style-name="T2062"/></text:p>
      <text:p text:style-name="P1"><text:span text:style-name="T2063"><text:s/>【</text:span><text:span text:style-name="T2064">包含内容</text:span><text:span text:style-name="T2065">】<text:s/></text:span><text:span text:style-name="T2066"/></text:p>
      <text:p text:style-name="P1"><text:span text:style-name="T2067"><text:s/>-<text:s/></text:span><text:span text:style-name="T2068">项目概述与定位<text:s/></text:span><text:span text:style-name="T2069"/></text:p>
      <text:p text:style-name="P1"><text:span text:style-name="T2070"><text:s/>-<text:s/></text:span><text:span text:style-name="T2071">游戏规则</text:span><text:span text:style-name="T2072">：AB</text:span><text:span text:style-name="T2073">组自动交换</text:span><text:span text:style-name="T2074">、</text:span><text:span text:style-name="T2075">王炸</text:span><text:span text:style-name="T2076">/</text:span><text:span text:style-name="T2077">顺子</text:span><text:span text:style-name="T2078">/</text:span><text:span text:style-name="T2079">豹子判定<text:s/></text:span><text:span text:style-name="T2080"/></text:p>
      <text:p text:style-name="P1"><text:span text:style-name="T2081"><text:s/>-<text:s/></text:span><text:span text:style-name="T2082">底注与冻结规则</text:span><text:span text:style-name="T2083">（</text:span><text:span text:style-name="T2084">180</text:span><text:span text:style-name="T2085">U /<text:s/></text:span><text:span text:style-name="T2086">1800</text:span><text:span text:style-name="T2087">U）<text:s/></text:span><text:span text:style-name="T2088"/></text:p>
      <text:p text:style-name="P1"><text:span text:style-name="T2089"><text:s/>-<text:s/></text:span><text:span text:style-name="T2090">胜负判定逻辑<text:s/></text:span><text:span text:style-name="T2091"/></text:p>
      <text:p text:style-name="P1"><text:span text:style-name="T2092"><text:s/>-<text:s/></text:span><text:span text:style-name="T2093">前端交互流程<text:s/></text:span><text:span text:style-name="T2094"/></text:p>
      <text:p text:style-name="P1"><text:span text:style-name="T2095"><text:s/>-<text:s/></text:span><text:span text:style-name="T2096">匹配系统方案</text:span><text:span text:style-name="T2097">B<text:s/></text:span><text:span text:style-name="T2098"/></text:p>
      <text:p text:style-name="P1"><text:span text:style-name="T2099"><text:s/>-<text:s/></text:span><text:span text:style-name="T2100">手续费与<text:s/></text:span><text:span text:style-name="T2101">Gas<text:s/></text:span><text:span text:style-name="T2102">收费规则<text:s/></text:span><text:span text:style-name="T2103"/></text:p>
      <text:p text:style-name="P1"><text:span text:style-name="T2104"><text:s/>-<text:s/></text:span><text:span text:style-name="T2105">智能合约模块设计<text:s/></text:span><text:span text:style-name="T2106"/></text:p>
      <text:p text:style-name="P1"><text:span text:style-name="T2107"><text:s/>-<text:s/></text:span><text:span text:style-name="T2108">安全模型与黑客攻击防御<text:s/></text:span><text:span text:style-name="T2109"/></text:p>
      <text:p text:style-name="P1"><text:span text:style-name="T2110"><text:s/>-<text:s/></text:span><text:span text:style-name="T2111">终极压力测试清单<text:s/></text:span><text:span text:style-name="T2112"/></text:p>
      <text:p text:style-name="P1"><text:span text:style-name="T2113"><text:s/>-<text:s/></text:span><text:span text:style-name="T2114">术语解释和术语图示<text:s/></text:span><text:span text:style-name="T2115"/></text:p>
      <text:p text:style-name="P1"><text:span text:style-name="T2116"><text:s/></text:span><text:span text:style-name="T2117"/></text:p>
      <text:p text:style-name="P1"><text:span text:style-name="T2118"><text:s/>【</text:span><text:span text:style-name="T2119">输出格式</text:span><text:span text:style-name="T2120">】<text:s/></text:span><text:span text:style-name="T2121"/></text:p>
      <text:p text:style-name="P1"><text:span text:style-name="T2122"><text:s/>- Markdown，</text:span><text:span text:style-name="T2123">带表格和示意图<text:s/></text:span><text:span text:style-name="T2124"/></text:p>
      <text:p text:style-name="P1"><text:span text:style-name="T2125"><text:s/>-<text:s/></text:span><text:span text:style-name="T2126">结构清晰</text:span><text:span text:style-name="T2127">，</text:span><text:span text:style-name="T2128">可直接作为<text:s/></text:span><text:span text:style-name="T2129">PRD /<text:s/></text:span><text:span text:style-name="T2130">审计文档<text:s/></text:span><text:span text:style-name="T2131"/></text:p>
      <text:p text:style-name="P1"><text:span text:style-name="T2132"><text:s/>-<text:s/></text:span><text:span text:style-name="T2133">适合开发团队直接使用<text:s/></text:span><text:span text:style-name="T2134"/></text:p>
      <text:p text:style-name="P1"><text:span text:style-name="T2135"><text:s/></text:span><text:span text:style-name="T2136"/></text:p>
      <text:p text:style-name="P1"><text:span text:style-name="T2137"><text:s/></text:span><text:span text:style-name="T2138">6️</text:span><text:span text:style-name="T2139">⃣</text:span><text:span text:style-name="T2140"><text:s/></text:span><text:span text:style-name="T2141">界面设计<text:s/></text:span><text:span text:style-name="T2142">Prompt（UX / UI）<text:s/></text:span><text:span text:style-name="T2143"/></text:p>
      <text:p text:style-name="P1"><text:span text:style-name="T2144"><text:s/>你是<text:s/></text:span><text:span text:style-name="T2145">Web</text:span><text:span text:style-name="T2146">3<text:s/></text:span><text:span text:style-name="T2147">游戏设计师</text:span><text:span text:style-name="T2148">，</text:span><text:span text:style-name="T2149">请设计<text:s/></text:span><text:span text:style-name="T2150">Card</text:span><text:span text:style-name="T2151">9<text:s/></text:span><text:span text:style-name="T2152">链前端界面</text:span><text:span text:style-name="T2153">：<text:s/></text:span><text:span text:style-name="T2154"/></text:p>
      <text:p text:style-name="P1"><text:span text:style-name="T2155"><text:s/></text:span><text:span text:style-name="T2156"/></text:p>
      <text:p text:style-name="P1"><text:span text:style-name="T2157"><text:s/>【</text:span><text:span text:style-name="T2158">要求</text:span><text:span text:style-name="T2159">】<text:s/></text:span><text:span text:style-name="T2160"/></text:p>
      <text:p text:style-name="P1"><text:span text:style-name="T2161"><text:s/>- PC /<text:s/></text:span><text:span text:style-name="T2162">移动端适配<text:s/></text:span><text:span text:style-name="T2163"/></text:p>
      <text:p text:style-name="P1"><text:span text:style-name="T2164"><text:s/>-<text:s/></text:span><text:span text:style-name="T2165">匹配大厅</text:span><text:span text:style-name="T2166">、</text:span><text:span text:style-name="T2167">发牌桌</text:span><text:span text:style-name="T2168">、</text:span><text:span text:style-name="T2169">倒计时显示<text:s/></text:span><text:span text:style-name="T2170"/></text:p>
      <text:p text:style-name="P1"><text:span text:style-name="T2171"><text:s/>-<text:s/></text:span><text:span text:style-name="T2172">拖拽牌组分组<text:s/></text:span><text:span text:style-name="T2173"/></text:p>
      <text:p text:style-name="P1"><text:span text:style-name="T2174"><text:s/>-<text:s/></text:span><text:span text:style-name="T2175">自动<text:s/></text:span><text:span text:style-name="T2176">A/B<text:s/></text:span><text:span text:style-name="T2177">组交换动画<text:s/></text:span><text:span text:style-name="T2178"/></text:p>
      <text:p text:style-name="P1"><text:span text:style-name="T2179"><text:s/>-<text:s/></text:span><text:span text:style-name="T2180">豹子提醒动画<text:s/></text:span><text:span text:style-name="T2181"/></text:p>
      <text:p text:style-name="P1"><text:span text:style-name="T2182"><text:s/>-<text:s/></text:span><text:span text:style-name="T2183">胜负结果弹窗<text:s/></text:span><text:span text:style-name="T2184"/></text:p>
      <text:p text:style-name="P1"><text:span text:style-name="T2185"><text:s/>-<text:s/></text:span><text:span text:style-name="T2186">倒计时结束自动触发链上提交<text:s/></text:span><text:span text:style-name="T2187"/></text:p>
      <text:p text:style-name="P1"><text:span text:style-name="T2188"><text:s/>-<text:s/></text:span><text:span text:style-name="T2189">样式风格</text:span><text:span text:style-name="T2190">：</text:span><text:span text:style-name="T2191">卡牌游戏主题</text:span><text:span text:style-name="T2192">，</text:span><text:span text:style-name="T2193">清晰</text:span><text:span text:style-name="T2194">、</text:span><text:span text:style-name="T2195">简洁</text:span><text:span text:style-name="T2196">、</text:span><text:span text:style-name="T2197">可读<text:s/></text:span><text:span text:style-name="T2198"/></text:p>
      <text:p text:style-name="P1"><text:span text:style-name="T2199"><text:s/>-<text:s/></text:span><text:span text:style-name="T2200">支持暗色<text:s/></text:span><text:span text:style-name="T2201">/<text:s/></text:span><text:span text:style-name="T2202">浅色模式<text:s/></text:span><text:span text:style-name="T2203"/></text:p>
      <text:p text:style-name="P1"><text:span text:style-name="T2204"><text:s/>-<text:s/></text:span><text:span text:style-name="T2205">提供交互原型图或<text:s/></text:span><text:span text:style-name="T2206">Figma<text:s/></text:span><text:span text:style-name="T2207">样式参考</text:span><text:span text:style-name="T220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